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OC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53.599" table:style-name="ce1">
            <text:p>53.599</text:p>
          </table:table-cell>
          <table:table-cell office:value-type="float" office:value="NA" table:style-name="ce1">
            <text:p>NA</text:p>
          </table:table-cell>
          <table:table-cell office:value-type="float" office:value="54.1559750571339" table:style-name="ce1">
            <text:p>54.1559750571339</text:p>
          </table:table-cell>
          <table:table-cell office:value-type="float" office:value="NA" table:style-name="ce1">
            <text:p>NA</text:p>
          </table:table-cell>
          <table:table-cell office:value-type="float" office:value="52.6995143824085" table:style-name="ce1">
            <text:p>52.6995143824085</text:p>
          </table:table-cell>
          <table:table-cell office:value-type="float" office:value="NA" table:style-name="ce1">
            <text:p>NA</text:p>
          </table:table-cell>
          <table:table-cell office:value-type="float" office:value="52.2805418446989" table:style-name="ce1">
            <text:p>52.2805418446989</text:p>
          </table:table-cell>
          <table:table-cell office:value-type="float" office:value="NA" table:style-name="ce1">
            <text:p>NA</text:p>
          </table:table-cell>
          <table:table-cell office:value-type="float" office:value="51.7885075779446" table:style-name="ce1">
            <text:p>51.788507577944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1603850929855" table:style-name="ce1">
            <text:p>53.1603850929855</text:p>
          </table:table-cell>
          <table:table-cell office:value-type="float" office:value="NA" table:style-name="ce1">
            <text:p>NA</text:p>
          </table:table-cell>
          <table:table-cell office:value-type="float" office:value="53.4100033327567" table:style-name="ce1">
            <text:p>53.4100033327567</text:p>
          </table:table-cell>
          <table:table-cell office:value-type="float" office:value="NA" table:style-name="ce1">
            <text:p>NA</text:p>
          </table:table-cell>
          <table:table-cell office:value-type="float" office:value="54.9179370850088" table:style-name="ce1">
            <text:p>54.9179370850088</text:p>
          </table:table-cell>
          <table:table-cell office:value-type="float" office:value="NA" table:style-name="ce1">
            <text:p>NA</text:p>
          </table:table-cell>
          <table:table-cell office:value-type="float" office:value="54.9627934766588" table:style-name="ce1">
            <text:p>54.962793476658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4.3586646373772" table:style-name="ce1">
            <text:p>54.3586646373772</text:p>
          </table:table-cell>
          <table:table-cell office:value-type="float" office:value="NA" table:style-name="ce1">
            <text:p>NA</text:p>
          </table:table-cell>
          <table:table-cell office:value-type="float" office:value="53.0442932335043" table:style-name="ce1">
            <text:p>53.0442932335043</text:p>
          </table:table-cell>
          <table:table-cell office:value-type="float" office:value="NA" table:style-name="ce1">
            <text:p>NA</text:p>
          </table:table-cell>
          <table:table-cell office:value-type="float" office:value="55.1890862764486" table:style-name="ce1">
            <text:p>55.1890862764486</text:p>
          </table:table-cell>
          <table:table-cell office:value-type="float" office:value="NA" table:style-name="ce1">
            <text:p>NA</text:p>
          </table:table-cell>
          <table:table-cell office:value-type="float" office:value="55.5384057711927" table:style-name="ce1">
            <text:p>55.5384057711927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52.3355" table:style-name="ce1">
            <text:p>52.3355</text:p>
          </table:table-cell>
          <table:table-cell office:value-type="float" office:value="NA" table:style-name="ce1">
            <text:p>NA</text:p>
          </table:table-cell>
          <table:table-cell office:value-type="float" office:value="54.7729158409692" table:style-name="ce1">
            <text:p>54.7729158409692</text:p>
          </table:table-cell>
          <table:table-cell office:value-type="float" office:value="NA" table:style-name="ce1">
            <text:p>NA</text:p>
          </table:table-cell>
          <table:table-cell office:value-type="float" office:value="54.4955070641716" table:style-name="ce1">
            <text:p>54.4955070641716</text:p>
          </table:table-cell>
          <table:table-cell office:value-type="float" office:value="NA" table:style-name="ce1">
            <text:p>NA</text:p>
          </table:table-cell>
          <table:table-cell office:value-type="float" office:value="56.0879903899289" table:style-name="ce1">
            <text:p>56.0879903899289</text:p>
          </table:table-cell>
          <table:table-cell office:value-type="float" office:value="NA" table:style-name="ce1">
            <text:p>NA</text:p>
          </table:table-cell>
          <table:table-cell office:value-type="float" office:value="57.0575137951161" table:style-name="ce1">
            <text:p>57.0575137951161</text:p>
          </table:table-cell>
          <table:table-cell office:value-type="float" office:value="NA" table:style-name="ce1">
            <text:p>NA</text:p>
          </table:table-cell>
          <table:table-cell office:value-type="float" office:value="55.0484674261282" table:style-name="ce1">
            <text:p>55.0484674261282</text:p>
          </table:table-cell>
          <table:table-cell office:value-type="float" office:value="NA" table:style-name="ce1">
            <text:p>NA</text:p>
          </table:table-cell>
          <table:table-cell office:value-type="float" office:value="57.9190890695013" table:style-name="ce1">
            <text:p>57.9190890695013</text:p>
          </table:table-cell>
          <table:table-cell office:value-type="float" office:value="NA" table:style-name="ce1">
            <text:p>NA</text:p>
          </table:table-cell>
          <table:table-cell office:value-type="float" office:value="57.9190890695013" table:style-name="ce1">
            <text:p>57.9190890695013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7.8307040391867" table:style-name="ce1">
            <text:p>57.8307040391867</text:p>
          </table:table-cell>
          <table:table-cell office:value-type="float" office:value="NA" table:style-name="ce1">
            <text:p>NA</text:p>
          </table:table-cell>
          <table:table-cell office:value-type="float" office:value="57.4732050779178" table:style-name="ce1">
            <text:p>57.473205077917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52.8675" table:style-name="ce1">
            <text:p>52.8675</text:p>
          </table:table-cell>
          <table:table-cell office:value-type="float" office:value="NA" table:style-name="ce1">
            <text:p>NA</text:p>
          </table:table-cell>
          <table:table-cell office:value-type="float" office:value="57.7348608137575" table:style-name="ce1">
            <text:p>57.7348608137575</text:p>
          </table:table-cell>
          <table:table-cell office:value-type="float" office:value="NA" table:style-name="ce1">
            <text:p>NA</text:p>
          </table:table-cell>
          <table:table-cell office:value-type="float" office:value="58.5471119788668" table:style-name="ce1">
            <text:p>58.5471119788668</text:p>
          </table:table-cell>
          <table:table-cell office:value-type="float" office:value="NA" table:style-name="ce1">
            <text:p>NA</text:p>
          </table:table-cell>
          <table:table-cell office:value-type="float" office:value="58.6695027322866" table:style-name="ce1">
            <text:p>58.6695027322866</text:p>
          </table:table-cell>
          <table:table-cell office:value-type="float" office:value="NA" table:style-name="ce1">
            <text:p>NA</text:p>
          </table:table-cell>
          <table:table-cell office:value-type="float" office:value="60.797771468549" table:style-name="ce1">
            <text:p>60.797771468549</text:p>
          </table:table-cell>
          <table:table-cell office:value-type="float" office:value="NA" table:style-name="ce1">
            <text:p>NA</text:p>
          </table:table-cell>
          <table:table-cell office:value-type="float" office:value="60.5700090024878" table:style-name="ce1">
            <text:p>60.5700090024878</text:p>
          </table:table-cell>
          <table:table-cell office:value-type="float" office:value="NA" table:style-name="ce1">
            <text:p>NA</text:p>
          </table:table-cell>
          <table:table-cell office:value-type="float" office:value="63.1256307712582" table:style-name="ce1">
            <text:p>63.1256307712582</text:p>
          </table:table-cell>
          <table:table-cell office:value-type="float" office:value="NA" table:style-name="ce1">
            <text:p>NA</text:p>
          </table:table-cell>
          <table:table-cell office:value-type="float" office:value="63.1034020477709" table:style-name="ce1">
            <text:p>63.103402047770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5.3842293410663" table:style-name="ce1">
            <text:p>65.3842293410663</text:p>
          </table:table-cell>
          <table:table-cell office:value-type="float" office:value="NA" table:style-name="ce1">
            <text:p>NA</text:p>
          </table:table-cell>
          <table:table-cell office:value-type="float" office:value="64.6123268237668" table:style-name="ce1">
            <text:p>64.6123268237668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52.668" table:style-name="ce1">
            <text:p>52.668</text:p>
          </table:table-cell>
          <table:table-cell office:value-type="float" office:value="NA" table:style-name="ce1">
            <text:p>NA</text:p>
          </table:table-cell>
          <table:table-cell office:value-type="float" office:value="55.9773512785836" table:style-name="ce1">
            <text:p>55.9773512785836</text:p>
          </table:table-cell>
          <table:table-cell office:value-type="float" office:value="NA" table:style-name="ce1">
            <text:p>NA</text:p>
          </table:table-cell>
          <table:table-cell office:value-type="float" office:value="57.8273845113032" table:style-name="ce1">
            <text:p>57.8273845113032</text:p>
          </table:table-cell>
          <table:table-cell office:value-type="float" office:value="NA" table:style-name="ce1">
            <text:p>NA</text:p>
          </table:table-cell>
          <table:table-cell office:value-type="float" office:value="62.6658201292408" table:style-name="ce1">
            <text:p>62.6658201292408</text:p>
          </table:table-cell>
          <table:table-cell office:value-type="float" office:value="NA" table:style-name="ce1">
            <text:p>NA</text:p>
          </table:table-cell>
          <table:table-cell office:value-type="float" office:value="61.9136280557883" table:style-name="ce1">
            <text:p>61.9136280557883</text:p>
          </table:table-cell>
          <table:table-cell office:value-type="float" office:value="NA" table:style-name="ce1">
            <text:p>NA</text:p>
          </table:table-cell>
          <table:table-cell office:value-type="float" office:value="61.3664862383942" table:style-name="ce1">
            <text:p>61.3664862383942</text:p>
          </table:table-cell>
          <table:table-cell office:value-type="float" office:value="NA" table:style-name="ce1">
            <text:p>NA</text:p>
          </table:table-cell>
          <table:table-cell office:value-type="float" office:value="63.4750155868201" table:style-name="ce1">
            <text:p>63.4750155868201</text:p>
          </table:table-cell>
          <table:table-cell office:value-type="float" office:value="NA" table:style-name="ce1">
            <text:p>NA</text:p>
          </table:table-cell>
          <table:table-cell office:value-type="float" office:value="63.3704970478092" table:style-name="ce1">
            <text:p>63.370497047809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4.0168249544238" table:style-name="ce1">
            <text:p>64.0168249544238</text:p>
          </table:table-cell>
          <table:table-cell office:value-type="float" office:value="NA" table:style-name="ce1">
            <text:p>NA</text:p>
          </table:table-cell>
          <table:table-cell office:value-type="float" office:value="61.9465195122172" table:style-name="ce1">
            <text:p>61.946519512217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52.3355" table:style-name="ce1">
            <text:p>52.3355</text:p>
          </table:table-cell>
          <table:table-cell office:value-type="float" office:value="NA" table:style-name="ce1">
            <text:p>NA</text:p>
          </table:table-cell>
          <table:table-cell office:value-type="float" office:value="57.960844570832" table:style-name="ce1">
            <text:p>57.960844570832</text:p>
          </table:table-cell>
          <table:table-cell office:value-type="float" office:value="NA" table:style-name="ce1">
            <text:p>NA</text:p>
          </table:table-cell>
          <table:table-cell office:value-type="float" office:value="56.8505734787155" table:style-name="ce1">
            <text:p>56.8505734787155</text:p>
          </table:table-cell>
          <table:table-cell office:value-type="float" office:value="NA" table:style-name="ce1">
            <text:p>NA</text:p>
          </table:table-cell>
          <table:table-cell office:value-type="float" office:value="63.8055834894965" table:style-name="ce1">
            <text:p>63.8055834894965</text:p>
          </table:table-cell>
          <table:table-cell office:value-type="float" office:value="NA" table:style-name="ce1">
            <text:p>NA</text:p>
          </table:table-cell>
          <table:table-cell office:value-type="float" office:value="64.5024819084441" table:style-name="ce1">
            <text:p>64.5024819084441</text:p>
          </table:table-cell>
          <table:table-cell office:value-type="float" office:value="NA" table:style-name="ce1">
            <text:p>NA</text:p>
          </table:table-cell>
          <table:table-cell office:value-type="float" office:value="64.0169384500064" table:style-name="ce1">
            <text:p>64.0169384500064</text:p>
          </table:table-cell>
          <table:table-cell office:value-type="float" office:value="NA" table:style-name="ce1">
            <text:p>NA</text:p>
          </table:table-cell>
          <table:table-cell office:value-type="float" office:value="69.8131242695919" table:style-name="ce1">
            <text:p>69.8131242695919</text:p>
          </table:table-cell>
          <table:table-cell office:value-type="float" office:value="NA" table:style-name="ce1">
            <text:p>NA</text:p>
          </table:table-cell>
          <table:table-cell office:value-type="float" office:value="69.8131242695919" table:style-name="ce1">
            <text:p>69.8131242695919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73.6927814663284" table:style-name="ce1">
            <text:p>73.6927814663284</text:p>
          </table:table-cell>
          <table:table-cell office:value-type="float" office:value="NA" table:style-name="ce1">
            <text:p>NA</text:p>
          </table:table-cell>
          <table:table-cell office:value-type="float" office:value="71.9083617821841" table:style-name="ce1">
            <text:p>71.908361782184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3.6705939022663" table:style-name="ce1">
            <text:p>53.6705939022663</text:p>
          </table:table-cell>
          <table:table-cell office:value-type="float" office:value="NA" table:style-name="ce1">
            <text:p>NA</text:p>
          </table:table-cell>
          <table:table-cell office:value-type="float" office:value="52.1430880888453" table:style-name="ce1">
            <text:p>52.1430880888453</text:p>
          </table:table-cell>
          <table:table-cell office:value-type="float" office:value="NA" table:style-name="ce1">
            <text:p>NA</text:p>
          </table:table-cell>
          <table:table-cell office:value-type="float" office:value="53.4006566196018" table:style-name="ce1">
            <text:p>53.4006566196018</text:p>
          </table:table-cell>
          <table:table-cell office:value-type="float" office:value="NA" table:style-name="ce1">
            <text:p>NA</text:p>
          </table:table-cell>
          <table:table-cell office:value-type="float" office:value="53.3337214958062" table:style-name="ce1">
            <text:p>53.3337214958062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</table:table>
      <table:table table:name="SOC_init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Lanna[[2]]" table:style-name="ce1">
            <text:p>calib_data_Lanna[[2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53.599" table:style-name="ce1">
            <text:p>53.599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50.9833333333333" table:style-name="ce1">
            <text:p>50.9833333333333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54.6186666666667" table:style-name="ce1">
            <text:p>54.6186666666667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52.3355" table:style-name="ce1">
            <text:p>52.3355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52.8675" table:style-name="ce1">
            <text:p>52.8675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52.668" table:style-name="ce1">
            <text:p>52.668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52.3355" table:style-name="ce1">
            <text:p>52.335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53.998" table:style-name="ce1">
            <text:p>53.998</text:p>
          </table:table-cell>
        </table:table-row>
      </table:table>
      <table:table table:name="error_SOC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Lanna[[3]]" table:style-name="ce1">
            <text:p>calib_data_Lanna[[3]]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3.54201360891168" table:style-name="ce1">
            <text:p>3.54201360891168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2.16666798970002" table:style-name="ce1">
            <text:p>2.16666798970002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2.53430793175899" table:style-name="ce1">
            <text:p>2.53430793175899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2.1850953252851" table:style-name="ce1">
            <text:p>2.1850953252851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2.27029796400795" table:style-name="ce1">
            <text:p>2.27029796400795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5.9342781770414" table:style-name="ce1">
            <text:p>5.9342781770414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.08306398804566" table:style-name="ce1">
            <text:p>4.08306398804566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5.19104422752915" table:style-name="ce1">
            <text:p>5.19104422752915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6" table:style-name="ce1">
            <text:p>16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7" table:style-name="ce1">
            <text:p>17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18" table:style-name="ce1">
            <text:p>18</text:p>
          </table:table-cell>
          <table:table-cell office:value-type="float" office:value="NA" table:style-name="ce1">
            <text:p>NA</text:p>
          </table:table-cell>
        </table:table-row>
      </table:table>
      <table:table table:name="error_SOC_multiplier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Lanna[[4]]" table:style-name="ce1">
            <text:p>calib_data_Lanna[[4]]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" table:style-name="ce1">
            <text:p>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" table:style-name="ce1">
            <text:p>1</text:p>
          </table:table-cell>
        </table:table-row>
      </table:table>
      <table:table table:name="Yields_cereals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6.253425" table:style-name="ce1">
            <text:p>6.2534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  <table:table-cell office:value-type="float" office:value="0.284246590909091" table:style-name="ce1">
            <text:p>0.284246590909091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8.62006676744663" table:style-name="ce1">
            <text:p>8.62006676744663</text:p>
          </table:table-cell>
          <table:table-cell office:value-type="float" office:value="4.53785783726843" table:style-name="ce1">
            <text:p>4.53785783726843</text:p>
          </table:table-cell>
          <table:table-cell office:value-type="float" office:value="10.1874433062107" table:style-name="ce1">
            <text:p>10.1874433062107</text:p>
          </table:table-cell>
          <table:table-cell office:value-type="float" office:value="6.70652382851257" table:style-name="ce1">
            <text:p>6.70652382851257</text:p>
          </table:table-cell>
          <table:table-cell office:value-type="float" office:value="5.92305164302578" table:style-name="ce1">
            <text:p>5.92305164302578</text:p>
          </table:table-cell>
          <table:table-cell office:value-type="float" office:value="5.86422880487788" table:style-name="ce1">
            <text:p>5.86422880487788</text:p>
          </table:table-cell>
          <table:table-cell office:value-type="float" office:value="3.18670924967177" table:style-name="ce1">
            <text:p>3.18670924967177</text:p>
          </table:table-cell>
          <table:table-cell office:value-type="float" office:value="8.72465137274145" table:style-name="ce1">
            <text:p>8.72465137274145</text:p>
          </table:table-cell>
          <table:table-cell office:value-type="float" office:value="6.13855931454238" table:style-name="ce1">
            <text:p>6.13855931454238</text:p>
          </table:table-cell>
          <table:table-cell office:value-type="float" office:value="7.33825710089943" table:style-name="ce1">
            <text:p>7.33825710089943</text:p>
          </table:table-cell>
          <table:table-cell office:value-type="float" office:value="5.84252437806738" table:style-name="ce1">
            <text:p>5.84252437806738</text:p>
          </table:table-cell>
          <table:table-cell office:value-type="float" office:value="7.58099134321591" table:style-name="ce1">
            <text:p>7.58099134321591</text:p>
          </table:table-cell>
          <table:table-cell office:value-type="float" office:value="4.57353568930426" table:style-name="ce1">
            <text:p>4.57353568930426</text:p>
          </table:table-cell>
          <table:table-cell office:value-type="float" office:value="6.82954759286763" table:style-name="ce1">
            <text:p>6.82954759286763</text:p>
          </table:table-cell>
          <table:table-cell office:value-type="float" office:value="12.1328169765992" table:style-name="ce1">
            <text:p>12.1328169765992</text:p>
          </table:table-cell>
          <table:table-cell office:value-type="float" office:value="4.72882798201474" table:style-name="ce1">
            <text:p>4.72882798201474</text:p>
          </table:table-cell>
          <table:table-cell office:value-type="float" office:value="9.38241074984355" table:style-name="ce1">
            <text:p>9.38241074984355</text:p>
          </table:table-cell>
          <table:table-cell office:value-type="float" office:value="3.40961179226981" table:style-name="ce1">
            <text:p>3.40961179226981</text:p>
          </table:table-cell>
          <table:table-cell office:value-type="float" office:value="10.0966240214937" table:style-name="ce1">
            <text:p>10.0966240214937</text:p>
          </table:table-cell>
          <table:table-cell office:value-type="float" office:value="6.11008425901445" table:style-name="ce1">
            <text:p>6.11008425901445</text:p>
          </table:table-cell>
          <table:table-cell office:value-type="float" office:value="11.0327635043787" table:style-name="ce1">
            <text:p>11.0327635043787</text:p>
          </table:table-cell>
          <table:table-cell office:value-type="float" office:value="10.5727449007403" table:style-name="ce1">
            <text:p>10.5727449007403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  <table:table-cell office:value-type="float" office:value="7.25090147340939" table:style-name="ce1">
            <text:p>7.25090147340939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9.42267459099561" table:style-name="ce1">
            <text:p>9.42267459099561</text:p>
          </table:table-cell>
          <table:table-cell office:value-type="float" office:value="4.07828304230124" table:style-name="ce1">
            <text:p>4.07828304230124</text:p>
          </table:table-cell>
          <table:table-cell office:value-type="float" office:value="10.8757295372423" table:style-name="ce1">
            <text:p>10.8757295372423</text:p>
          </table:table-cell>
          <table:table-cell office:value-type="float" office:value="8.15744171195542" table:style-name="ce1">
            <text:p>8.15744171195542</text:p>
          </table:table-cell>
          <table:table-cell office:value-type="float" office:value="6.55090874912324" table:style-name="ce1">
            <text:p>6.55090874912324</text:p>
          </table:table-cell>
          <table:table-cell office:value-type="float" office:value="4.35488399390347" table:style-name="ce1">
            <text:p>4.35488399390347</text:p>
          </table:table-cell>
          <table:table-cell office:value-type="float" office:value="4.41637249246577" table:style-name="ce1">
            <text:p>4.41637249246577</text:p>
          </table:table-cell>
          <table:table-cell office:value-type="float" office:value="9.07830981146831" table:style-name="ce1">
            <text:p>9.07830981146831</text:p>
          </table:table-cell>
          <table:table-cell office:value-type="float" office:value="6.80707839582345" table:style-name="ce1">
            <text:p>6.80707839582345</text:p>
          </table:table-cell>
          <table:table-cell office:value-type="float" office:value="9.09227120315137" table:style-name="ce1">
            <text:p>9.09227120315137</text:p>
          </table:table-cell>
          <table:table-cell office:value-type="float" office:value="4.32535589372363" table:style-name="ce1">
            <text:p>4.32535589372363</text:p>
          </table:table-cell>
          <table:table-cell office:value-type="float" office:value="7.80505034835947" table:style-name="ce1">
            <text:p>7.80505034835947</text:p>
          </table:table-cell>
          <table:table-cell office:value-type="float" office:value="2.98014904978122" table:style-name="ce1">
            <text:p>2.98014904978122</text:p>
          </table:table-cell>
          <table:table-cell office:value-type="float" office:value="6.35778427183502" table:style-name="ce1">
            <text:p>6.35778427183502</text:p>
          </table:table-cell>
          <table:table-cell office:value-type="float" office:value="10.3708906154111" table:style-name="ce1">
            <text:p>10.3708906154111</text:p>
          </table:table-cell>
          <table:table-cell office:value-type="float" office:value="6.97519884758872" table:style-name="ce1">
            <text:p>6.97519884758872</text:p>
          </table:table-cell>
          <table:table-cell office:value-type="float" office:value="10.1435104863248" table:style-name="ce1">
            <text:p>10.1435104863248</text:p>
          </table:table-cell>
          <table:table-cell office:value-type="float" office:value="2.84773473563045" table:style-name="ce1">
            <text:p>2.84773473563045</text:p>
          </table:table-cell>
          <table:table-cell office:value-type="float" office:value="9.75982621997121" table:style-name="ce1">
            <text:p>9.75982621997121</text:p>
          </table:table-cell>
          <table:table-cell office:value-type="float" office:value="4.85987774673196" table:style-name="ce1">
            <text:p>4.85987774673196</text:p>
          </table:table-cell>
          <table:table-cell office:value-type="float" office:value="10.0536613907199" table:style-name="ce1">
            <text:p>10.0536613907199</text:p>
          </table:table-cell>
          <table:table-cell office:value-type="float" office:value="9.64260299447673" table:style-name="ce1">
            <text:p>9.64260299447673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  <table:table-cell office:value-type="float" office:value="7.22525436949929" table:style-name="ce1">
            <text:p>7.22525436949929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1.8370158750455" table:style-name="ce1">
            <text:p>11.8370158750455</text:p>
          </table:table-cell>
          <table:table-cell office:value-type="float" office:value="2.7724070195313" table:style-name="ce1">
            <text:p>2.7724070195313</text:p>
          </table:table-cell>
          <table:table-cell office:value-type="float" office:value="5.77235134972193" table:style-name="ce1">
            <text:p>5.77235134972193</text:p>
          </table:table-cell>
          <table:table-cell office:value-type="float" office:value="1.69335712606677" table:style-name="ce1">
            <text:p>1.69335712606677</text:p>
          </table:table-cell>
          <table:table-cell office:value-type="float" office:value="1.32935543724911" table:style-name="ce1">
            <text:p>1.32935543724911</text:p>
          </table:table-cell>
          <table:table-cell office:value-type="float" office:value="1.18423816369922" table:style-name="ce1">
            <text:p>1.18423816369922</text:p>
          </table:table-cell>
          <table:table-cell office:value-type="float" office:value="1.21865638447455" table:style-name="ce1">
            <text:p>1.21865638447455</text:p>
          </table:table-cell>
          <table:table-cell office:value-type="float" office:value="4.72588274951944" table:style-name="ce1">
            <text:p>4.72588274951944</text:p>
          </table:table-cell>
          <table:table-cell office:value-type="float" office:value="5.48250352420391" table:style-name="ce1">
            <text:p>5.48250352420391</text:p>
          </table:table-cell>
          <table:table-cell office:value-type="float" office:value="2.60036425585241" table:style-name="ce1">
            <text:p>2.60036425585241</text:p>
          </table:table-cell>
          <table:table-cell office:value-type="float" office:value="3.15574478743622" table:style-name="ce1">
            <text:p>3.15574478743622</text:p>
          </table:table-cell>
          <table:table-cell office:value-type="float" office:value="4.43613160439685" table:style-name="ce1">
            <text:p>4.43613160439685</text:p>
          </table:table-cell>
          <table:table-cell office:value-type="float" office:value="1.91349838647523" table:style-name="ce1">
            <text:p>1.91349838647523</text:p>
          </table:table-cell>
          <table:table-cell office:value-type="float" office:value="4.21608702438383" table:style-name="ce1">
            <text:p>4.21608702438383</text:p>
          </table:table-cell>
          <table:table-cell office:value-type="float" office:value="4.5005768386616" table:style-name="ce1">
            <text:p>4.5005768386616</text:p>
          </table:table-cell>
          <table:table-cell office:value-type="float" office:value="4.59932811189332" table:style-name="ce1">
            <text:p>4.59932811189332</text:p>
          </table:table-cell>
          <table:table-cell office:value-type="float" office:value="3.25237684267481" table:style-name="ce1">
            <text:p>3.25237684267481</text:p>
          </table:table-cell>
          <table:table-cell office:value-type="float" office:value="1.48278722480651" table:style-name="ce1">
            <text:p>1.48278722480651</text:p>
          </table:table-cell>
          <table:table-cell office:value-type="float" office:value="4.54774551483615" table:style-name="ce1">
            <text:p>4.54774551483615</text:p>
          </table:table-cell>
          <table:table-cell office:value-type="float" office:value="3.3141556153586" table:style-name="ce1">
            <text:p>3.3141556153586</text:p>
          </table:table-cell>
          <table:table-cell office:value-type="float" office:value="6.27600786974734" table:style-name="ce1">
            <text:p>6.27600786974734</text:p>
          </table:table-cell>
          <table:table-cell office:value-type="float" office:value="4.88671058732772" table:style-name="ce1">
            <text:p>4.88671058732772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  <table:table-cell office:value-type="float" office:value="3.87260374060738" table:style-name="ce1">
            <text:p>3.87260374060738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2.1868863927371" table:style-name="ce1">
            <text:p>12.1868863927371</text:p>
          </table:table-cell>
          <table:table-cell office:value-type="float" office:value="1.64195836057514" table:style-name="ce1">
            <text:p>1.64195836057514</text:p>
          </table:table-cell>
          <table:table-cell office:value-type="float" office:value="6.16487737856573" table:style-name="ce1">
            <text:p>6.16487737856573</text:p>
          </table:table-cell>
          <table:table-cell office:value-type="float" office:value="1.87948052034649" table:style-name="ce1">
            <text:p>1.87948052034649</text:p>
          </table:table-cell>
          <table:table-cell office:value-type="float" office:value="2.04818479236347" table:style-name="ce1">
            <text:p>2.04818479236347</text:p>
          </table:table-cell>
          <table:table-cell office:value-type="float" office:value="0.869824463143774" table:style-name="ce1">
            <text:p>0.869824463143774</text:p>
          </table:table-cell>
          <table:table-cell office:value-type="float" office:value="1.82140812762505" table:style-name="ce1">
            <text:p>1.82140812762505</text:p>
          </table:table-cell>
          <table:table-cell office:value-type="float" office:value="5.26786214103429" table:style-name="ce1">
            <text:p>5.26786214103429</text:p>
          </table:table-cell>
          <table:table-cell office:value-type="float" office:value="5.95557382314172" table:style-name="ce1">
            <text:p>5.95557382314172</text:p>
          </table:table-cell>
          <table:table-cell office:value-type="float" office:value="4.90942980237068" table:style-name="ce1">
            <text:p>4.90942980237068</text:p>
          </table:table-cell>
          <table:table-cell office:value-type="float" office:value="4.57463755277951" table:style-name="ce1">
            <text:p>4.57463755277951</text:p>
          </table:table-cell>
          <table:table-cell office:value-type="float" office:value="5.197922984233" table:style-name="ce1">
            <text:p>5.197922984233</text:p>
          </table:table-cell>
          <table:table-cell office:value-type="float" office:value="2.68104773025935" table:style-name="ce1">
            <text:p>2.68104773025935</text:p>
          </table:table-cell>
          <table:table-cell office:value-type="float" office:value="3.65599116655135" table:style-name="ce1">
            <text:p>3.65599116655135</text:p>
          </table:table-cell>
          <table:table-cell office:value-type="float" office:value="5.207357604863" table:style-name="ce1">
            <text:p>5.207357604863</text:p>
          </table:table-cell>
          <table:table-cell office:value-type="float" office:value="4.20536627999573" table:style-name="ce1">
            <text:p>4.20536627999573</text:p>
          </table:table-cell>
          <table:table-cell office:value-type="float" office:value="3.61987695933197" table:style-name="ce1">
            <text:p>3.61987695933197</text:p>
          </table:table-cell>
          <table:table-cell office:value-type="float" office:value="2.33284697164884" table:style-name="ce1">
            <text:p>2.33284697164884</text:p>
          </table:table-cell>
          <table:table-cell office:value-type="float" office:value="5.20326636124599" table:style-name="ce1">
            <text:p>5.20326636124599</text:p>
          </table:table-cell>
          <table:table-cell office:value-type="float" office:value="3.82591014670248" table:style-name="ce1">
            <text:p>3.82591014670248</text:p>
          </table:table-cell>
          <table:table-cell office:value-type="float" office:value="7.47138941593901" table:style-name="ce1">
            <text:p>7.47138941593901</text:p>
          </table:table-cell>
          <table:table-cell office:value-type="float" office:value="8.56322515037181" table:style-name="ce1">
            <text:p>8.56322515037181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  <table:table-cell office:value-type="float" office:value="4.51292382390116" table:style-name="ce1">
            <text:p>4.51292382390116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1.7159367275419" table:style-name="ce1">
            <text:p>11.7159367275419</text:p>
          </table:table-cell>
          <table:table-cell office:value-type="float" office:value="3.22073911812258" table:style-name="ce1">
            <text:p>3.22073911812258</text:p>
          </table:table-cell>
          <table:table-cell office:value-type="float" office:value="7.50543808045654" table:style-name="ce1">
            <text:p>7.50543808045654</text:p>
          </table:table-cell>
          <table:table-cell office:value-type="float" office:value="5.48470443984321" table:style-name="ce1">
            <text:p>5.48470443984321</text:p>
          </table:table-cell>
          <table:table-cell office:value-type="float" office:value="3.80163498265047" table:style-name="ce1">
            <text:p>3.80163498265047</text:p>
          </table:table-cell>
          <table:table-cell office:value-type="float" office:value="6.38704122771205" table:style-name="ce1">
            <text:p>6.38704122771205</text:p>
          </table:table-cell>
          <table:table-cell office:value-type="float" office:value="3.23121859392547" table:style-name="ce1">
            <text:p>3.23121859392547</text:p>
          </table:table-cell>
          <table:table-cell office:value-type="float" office:value="11.0342784759875" table:style-name="ce1">
            <text:p>11.0342784759875</text:p>
          </table:table-cell>
          <table:table-cell office:value-type="float" office:value="7.9350731443575" table:style-name="ce1">
            <text:p>7.9350731443575</text:p>
          </table:table-cell>
          <table:table-cell office:value-type="float" office:value="7.45465833864657" table:style-name="ce1">
            <text:p>7.45465833864657</text:p>
          </table:table-cell>
          <table:table-cell office:value-type="float" office:value="5.02224775150367" table:style-name="ce1">
            <text:p>5.02224775150367</text:p>
          </table:table-cell>
          <table:table-cell office:value-type="float" office:value="9.42648775884641" table:style-name="ce1">
            <text:p>9.42648775884641</text:p>
          </table:table-cell>
          <table:table-cell office:value-type="float" office:value="2.99980269761605" table:style-name="ce1">
            <text:p>2.99980269761605</text:p>
          </table:table-cell>
          <table:table-cell office:value-type="float" office:value="8.93498393287873" table:style-name="ce1">
            <text:p>8.93498393287873</text:p>
          </table:table-cell>
          <table:table-cell office:value-type="float" office:value="7.42557825194002" table:style-name="ce1">
            <text:p>7.42557825194002</text:p>
          </table:table-cell>
          <table:table-cell office:value-type="float" office:value="10.1958500797041" table:style-name="ce1">
            <text:p>10.1958500797041</text:p>
          </table:table-cell>
          <table:table-cell office:value-type="float" office:value="5.84086595303668" table:style-name="ce1">
            <text:p>5.84086595303668</text:p>
          </table:table-cell>
          <table:table-cell office:value-type="float" office:value="4.25126779344152" table:style-name="ce1">
            <text:p>4.25126779344152</text:p>
          </table:table-cell>
          <table:table-cell office:value-type="float" office:value="8.07846979686591" table:style-name="ce1">
            <text:p>8.07846979686591</text:p>
          </table:table-cell>
          <table:table-cell office:value-type="float" office:value="8.18184487210068" table:style-name="ce1">
            <text:p>8.18184487210068</text:p>
          </table:table-cell>
          <table:table-cell office:value-type="float" office:value="10.7221213835592" table:style-name="ce1">
            <text:p>10.7221213835592</text:p>
          </table:table-cell>
          <table:table-cell office:value-type="float" office:value="12.646406336358" table:style-name="ce1">
            <text:p>12.6464063363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  <table:table-cell office:value-type="float" office:value="7.34075680623158" table:style-name="ce1">
            <text:p>7.34075680623158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2.1358586913538" table:style-name="ce1">
            <text:p>12.1358586913538</text:p>
          </table:table-cell>
          <table:table-cell office:value-type="float" office:value="2.75805292803888" table:style-name="ce1">
            <text:p>2.75805292803888</text:p>
          </table:table-cell>
          <table:table-cell office:value-type="float" office:value="4.51938399253894" table:style-name="ce1">
            <text:p>4.51938399253894</text:p>
          </table:table-cell>
          <table:table-cell office:value-type="float" office:value="1.99580932698159" table:style-name="ce1">
            <text:p>1.99580932698159</text:p>
          </table:table-cell>
          <table:table-cell office:value-type="float" office:value="1.47991929992377" table:style-name="ce1">
            <text:p>1.47991929992377</text:p>
          </table:table-cell>
          <table:table-cell office:value-type="float" office:value="1.51450437051981" table:style-name="ce1">
            <text:p>1.51450437051981</text:p>
          </table:table-cell>
          <table:table-cell office:value-type="float" office:value="1.21227532678858" table:style-name="ce1">
            <text:p>1.21227532678858</text:p>
          </table:table-cell>
          <table:table-cell office:value-type="float" office:value="4.2957401776176" table:style-name="ce1">
            <text:p>4.2957401776176</text:p>
          </table:table-cell>
          <table:table-cell office:value-type="float" office:value="5.08258601767617" table:style-name="ce1">
            <text:p>5.08258601767617</text:p>
          </table:table-cell>
          <table:table-cell office:value-type="float" office:value="4.08799319405093" table:style-name="ce1">
            <text:p>4.08799319405093</text:p>
          </table:table-cell>
          <table:table-cell office:value-type="float" office:value="3.40092835794182" table:style-name="ce1">
            <text:p>3.40092835794182</text:p>
          </table:table-cell>
          <table:table-cell office:value-type="float" office:value="5.69683768874108" table:style-name="ce1">
            <text:p>5.69683768874108</text:p>
          </table:table-cell>
          <table:table-cell office:value-type="float" office:value="2.525751017469" table:style-name="ce1">
            <text:p>2.525751017469</text:p>
          </table:table-cell>
          <table:table-cell office:value-type="float" office:value="3.45562102772162" table:style-name="ce1">
            <text:p>3.45562102772162</text:p>
          </table:table-cell>
          <table:table-cell office:value-type="float" office:value="4.6525884358809" table:style-name="ce1">
            <text:p>4.6525884358809</text:p>
          </table:table-cell>
          <table:table-cell office:value-type="float" office:value="4.59636061341413" table:style-name="ce1">
            <text:p>4.59636061341413</text:p>
          </table:table-cell>
          <table:table-cell office:value-type="float" office:value="3.44658443608845" table:style-name="ce1">
            <text:p>3.44658443608845</text:p>
          </table:table-cell>
          <table:table-cell office:value-type="float" office:value="2.13859693718524" table:style-name="ce1">
            <text:p>2.13859693718524</text:p>
          </table:table-cell>
          <table:table-cell office:value-type="float" office:value="4.30503793567062" table:style-name="ce1">
            <text:p>4.30503793567062</text:p>
          </table:table-cell>
          <table:table-cell office:value-type="float" office:value="8.34257193333945" table:style-name="ce1">
            <text:p>8.34257193333945</text:p>
          </table:table-cell>
          <table:table-cell office:value-type="float" office:value="7.62480161047681" table:style-name="ce1">
            <text:p>7.62480161047681</text:p>
          </table:table-cell>
          <table:table-cell office:value-type="float" office:value="7.2917251439978" table:style-name="ce1">
            <text:p>7.2917251439978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  <table:table-cell office:value-type="float" office:value="4.38906947560986" table:style-name="ce1">
            <text:p>4.38906947560986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5.40160365008976" table:style-name="ce1">
            <text:p>5.40160365008976</text:p>
          </table:table-cell>
          <table:table-cell office:value-type="float" office:value="0.591603075721786" table:style-name="ce1">
            <text:p>0.591603075721786</text:p>
          </table:table-cell>
          <table:table-cell office:value-type="float" office:value="0" table:style-name="ce1">
            <text:p>0</text:p>
          </table:table-cell>
          <table:table-cell office:value-type="float" office:value="1.80023301941028" table:style-name="ce1">
            <text:p>1.80023301941028</text:p>
          </table:table-cell>
          <table:table-cell office:value-type="float" office:value="1.52780803958733" table:style-name="ce1">
            <text:p>1.52780803958733</text:p>
          </table:table-cell>
          <table:table-cell office:value-type="float" office:value="1.85984086190213" table:style-name="ce1">
            <text:p>1.85984086190213</text:p>
          </table:table-cell>
          <table:table-cell office:value-type="float" office:value="1.18634841790081" table:style-name="ce1">
            <text:p>1.18634841790081</text:p>
          </table:table-cell>
          <table:table-cell office:value-type="float" office:value="3.48434501019628" table:style-name="ce1">
            <text:p>3.48434501019628</text:p>
          </table:table-cell>
          <table:table-cell office:value-type="float" office:value="3.07832609584287" table:style-name="ce1">
            <text:p>3.07832609584287</text:p>
          </table:table-cell>
          <table:table-cell office:value-type="float" office:value="2.73967546992874" table:style-name="ce1">
            <text:p>2.73967546992874</text:p>
          </table:table-cell>
          <table:table-cell office:value-type="float" office:value="2.20844199826419" table:style-name="ce1">
            <text:p>2.20844199826419</text:p>
          </table:table-cell>
          <table:table-cell office:value-type="float" office:value="3.49977068189544" table:style-name="ce1">
            <text:p>3.49977068189544</text:p>
          </table:table-cell>
          <table:table-cell office:value-type="float" office:value="1.48638725446919" table:style-name="ce1">
            <text:p>1.48638725446919</text:p>
          </table:table-cell>
          <table:table-cell office:value-type="float" office:value="2.16168888218831" table:style-name="ce1">
            <text:p>2.16168888218831</text:p>
          </table:table-cell>
          <table:table-cell office:value-type="float" office:value="3.59008397592134" table:style-name="ce1">
            <text:p>3.59008397592134</text:p>
          </table:table-cell>
          <table:table-cell office:value-type="float" office:value="2.62564928560927" table:style-name="ce1">
            <text:p>2.62564928560927</text:p>
          </table:table-cell>
          <table:table-cell office:value-type="float" office:value="2.66259472153074" table:style-name="ce1">
            <text:p>2.66259472153074</text:p>
          </table:table-cell>
          <table:table-cell office:value-type="float" office:value="1.41768588329049" table:style-name="ce1">
            <text:p>1.41768588329049</text:p>
          </table:table-cell>
          <table:table-cell office:value-type="float" office:value="3.70855722420023" table:style-name="ce1">
            <text:p>3.70855722420023</text:p>
          </table:table-cell>
          <table:table-cell office:value-type="float" office:value="2.60251077806052" table:style-name="ce1">
            <text:p>2.60251077806052</text:p>
          </table:table-cell>
          <table:table-cell office:value-type="float" office:value="4.5053435583094" table:style-name="ce1">
            <text:p>4.5053435583094</text:p>
          </table:table-cell>
          <table:table-cell office:value-type="float" office:value="4.24015531335766" table:style-name="ce1">
            <text:p>4.24015531335766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  <table:table-cell office:value-type="float" office:value="2.56266605443985" table:style-name="ce1">
            <text:p>2.56266605443985</text:p>
          </table:table-cell>
        </table:table-row>
      </table:table>
      <table:table table:name="Straw_cereals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4.13219176744663" table:style-name="ce1">
            <text:p>4.13219176744663</text:p>
          </table:table-cell>
          <table:table-cell office:value-type="float" office:value="2.17530783726842" table:style-name="ce1">
            <text:p>2.17530783726842</text:p>
          </table:table-cell>
          <table:table-cell office:value-type="float" office:value="4.88354330621067" table:style-name="ce1">
            <text:p>4.88354330621067</text:p>
          </table:table-cell>
          <table:table-cell office:value-type="float" office:value="3.21489882851257" table:style-name="ce1">
            <text:p>3.21489882851257</text:p>
          </table:table-cell>
          <table:table-cell office:value-type="float" office:value="2.83932664302578" table:style-name="ce1">
            <text:p>2.83932664302578</text:p>
          </table:table-cell>
          <table:table-cell office:value-type="float" office:value="2.81112880487788" table:style-name="ce1">
            <text:p>2.81112880487788</text:p>
          </table:table-cell>
          <table:table-cell office:value-type="float" office:value="1.52760924967177" table:style-name="ce1">
            <text:p>1.52760924967177</text:p>
          </table:table-cell>
          <table:table-cell office:value-type="float" office:value="4.18232637274145" table:style-name="ce1">
            <text:p>4.18232637274145</text:p>
          </table:table-cell>
          <table:table-cell office:value-type="float" office:value="2.94263431454238" table:style-name="ce1">
            <text:p>2.94263431454238</text:p>
          </table:table-cell>
          <table:table-cell office:value-type="float" office:value="3.51773210089943" table:style-name="ce1">
            <text:p>3.51773210089943</text:p>
          </table:table-cell>
          <table:table-cell office:value-type="float" office:value="2.80072437806739" table:style-name="ce1">
            <text:p>2.80072437806739</text:p>
          </table:table-cell>
          <table:table-cell office:value-type="float" office:value="3.63409134321591" table:style-name="ce1">
            <text:p>3.63409134321591</text:p>
          </table:table-cell>
          <table:table-cell office:value-type="float" office:value="2.19241068930426" table:style-name="ce1">
            <text:p>2.19241068930426</text:p>
          </table:table-cell>
          <table:table-cell office:value-type="float" office:value="3.27387259286763" table:style-name="ce1">
            <text:p>3.27387259286763</text:p>
          </table:table-cell>
          <table:table-cell office:value-type="float" office:value="7.00799197659919" table:style-name="ce1">
            <text:p>7.00799197659919</text:p>
          </table:table-cell>
          <table:table-cell office:value-type="float" office:value="2.26685298201474" table:style-name="ce1">
            <text:p>2.26685298201474</text:p>
          </table:table-cell>
          <table:table-cell office:value-type="float" office:value="4.49763574984355" table:style-name="ce1">
            <text:p>4.49763574984355</text:p>
          </table:table-cell>
          <table:table-cell office:value-type="float" office:value="1.63446179226981" table:style-name="ce1">
            <text:p>1.63446179226981</text:p>
          </table:table-cell>
          <table:table-cell office:value-type="float" office:value="5.83187402149369" table:style-name="ce1">
            <text:p>5.83187402149369</text:p>
          </table:table-cell>
          <table:table-cell office:value-type="float" office:value="2.92898425901445" table:style-name="ce1">
            <text:p>2.92898425901445</text:p>
          </table:table-cell>
          <table:table-cell office:value-type="float" office:value="5.28876350437868" table:style-name="ce1">
            <text:p>5.28876350437868</text:p>
          </table:table-cell>
          <table:table-cell office:value-type="float" office:value="5.06824490074032" table:style-name="ce1">
            <text:p>5.06824490074032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  <table:table-cell office:value-type="float" office:value="3.57511851886394" table:style-name="ce1">
            <text:p>3.57511851886394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4.58019959099561" table:style-name="ce1">
            <text:p>4.58019959099561</text:p>
          </table:table-cell>
          <table:table-cell office:value-type="float" office:value="1.98238304230124" table:style-name="ce1">
            <text:p>1.98238304230124</text:p>
          </table:table-cell>
          <table:table-cell office:value-type="float" office:value="5.2865045372423" table:style-name="ce1">
            <text:p>5.2865045372423</text:p>
          </table:table-cell>
          <table:table-cell office:value-type="float" office:value="3.96519171195542" table:style-name="ce1">
            <text:p>3.96519171195542</text:p>
          </table:table-cell>
          <table:table-cell office:value-type="float" office:value="3.18428374912324" table:style-name="ce1">
            <text:p>3.18428374912324</text:p>
          </table:table-cell>
          <table:table-cell office:value-type="float" office:value="2.11683399390347" table:style-name="ce1">
            <text:p>2.11683399390347</text:p>
          </table:table-cell>
          <table:table-cell office:value-type="float" office:value="2.14672249246577" table:style-name="ce1">
            <text:p>2.14672249246577</text:p>
          </table:table-cell>
          <table:table-cell office:value-type="float" office:value="4.41280981146831" table:style-name="ce1">
            <text:p>4.41280981146831</text:p>
          </table:table-cell>
          <table:table-cell office:value-type="float" office:value="3.30880339582345" table:style-name="ce1">
            <text:p>3.30880339582345</text:p>
          </table:table-cell>
          <table:table-cell office:value-type="float" office:value="4.41959620315137" table:style-name="ce1">
            <text:p>4.41959620315137</text:p>
          </table:table-cell>
          <table:table-cell office:value-type="float" office:value="2.10248089372364" table:style-name="ce1">
            <text:p>2.10248089372364</text:p>
          </table:table-cell>
          <table:table-cell office:value-type="float" office:value="3.79390034835947" table:style-name="ce1">
            <text:p>3.79390034835947</text:p>
          </table:table-cell>
          <table:table-cell office:value-type="float" office:value="1.44859904978122" table:style-name="ce1">
            <text:p>1.44859904978122</text:p>
          </table:table-cell>
          <table:table-cell office:value-type="float" office:value="3.09040927183502" table:style-name="ce1">
            <text:p>3.09040927183502</text:p>
          </table:table-cell>
          <table:table-cell office:value-type="float" office:value="5.48809061541107" table:style-name="ce1">
            <text:p>5.48809061541107</text:p>
          </table:table-cell>
          <table:table-cell office:value-type="float" office:value="3.39052384758872" table:style-name="ce1">
            <text:p>3.39052384758872</text:p>
          </table:table-cell>
          <table:table-cell office:value-type="float" office:value="4.93058548632481" table:style-name="ce1">
            <text:p>4.93058548632481</text:p>
          </table:table-cell>
          <table:table-cell office:value-type="float" office:value="1.38423473563045" table:style-name="ce1">
            <text:p>1.38423473563045</text:p>
          </table:table-cell>
          <table:table-cell office:value-type="float" office:value="5.16472621997121" table:style-name="ce1">
            <text:p>5.16472621997121</text:p>
          </table:table-cell>
          <table:table-cell office:value-type="float" office:value="2.36230274673196" table:style-name="ce1">
            <text:p>2.36230274673196</text:p>
          </table:table-cell>
          <table:table-cell office:value-type="float" office:value="4.88691139071994" table:style-name="ce1">
            <text:p>4.88691139071994</text:p>
          </table:table-cell>
          <table:table-cell office:value-type="float" office:value="4.68710299447673" table:style-name="ce1">
            <text:p>4.68710299447673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  <table:table-cell office:value-type="float" office:value="3.55150891495384" table:style-name="ce1">
            <text:p>3.5515089149538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5.71529087504552" table:style-name="ce1">
            <text:p>5.71529087504552</text:p>
          </table:table-cell>
          <table:table-cell office:value-type="float" office:value="1.3386070195313" table:style-name="ce1">
            <text:p>1.3386070195313</text:p>
          </table:table-cell>
          <table:table-cell office:value-type="float" office:value="2.78707634972193" table:style-name="ce1">
            <text:p>2.78707634972193</text:p>
          </table:table-cell>
          <table:table-cell office:value-type="float" office:value="0.817607126066773" table:style-name="ce1">
            <text:p>0.817607126066773</text:p>
          </table:table-cell>
          <table:table-cell office:value-type="float" office:value="0.641855437249108" table:style-name="ce1">
            <text:p>0.641855437249108</text:p>
          </table:table-cell>
          <table:table-cell office:value-type="float" office:value="0.571788163699223" table:style-name="ce1">
            <text:p>0.571788163699223</text:p>
          </table:table-cell>
          <table:table-cell office:value-type="float" office:value="0.588406384474546" table:style-name="ce1">
            <text:p>0.588406384474546</text:p>
          </table:table-cell>
          <table:table-cell office:value-type="float" office:value="2.28180774951944" table:style-name="ce1">
            <text:p>2.28180774951944</text:p>
          </table:table-cell>
          <table:table-cell office:value-type="float" office:value="2.64712852420391" table:style-name="ce1">
            <text:p>2.64712852420391</text:p>
          </table:table-cell>
          <table:table-cell office:value-type="float" office:value="1.25553925585241" table:style-name="ce1">
            <text:p>1.25553925585241</text:p>
          </table:table-cell>
          <table:table-cell office:value-type="float" office:value="1.52369478743622" table:style-name="ce1">
            <text:p>1.52369478743622</text:p>
          </table:table-cell>
          <table:table-cell office:value-type="float" office:value="2.14190660439685" table:style-name="ce1">
            <text:p>2.14190660439685</text:p>
          </table:table-cell>
          <table:table-cell office:value-type="float" office:value="0.923898386475227" table:style-name="ce1">
            <text:p>0.923898386475227</text:p>
          </table:table-cell>
          <table:table-cell office:value-type="float" office:value="2.03566202438383" table:style-name="ce1">
            <text:p>2.03566202438383</text:p>
          </table:table-cell>
          <table:table-cell office:value-type="float" office:value="2.3656768386616" table:style-name="ce1">
            <text:p>2.3656768386616</text:p>
          </table:table-cell>
          <table:table-cell office:value-type="float" office:value="2.22070311189332" table:style-name="ce1">
            <text:p>2.22070311189332</text:p>
          </table:table-cell>
          <table:table-cell office:value-type="float" office:value="1.57035184267481" table:style-name="ce1">
            <text:p>1.57035184267481</text:p>
          </table:table-cell>
          <table:table-cell office:value-type="float" office:value="0.715937224806514" table:style-name="ce1">
            <text:p>0.715937224806514</text:p>
          </table:table-cell>
          <table:table-cell office:value-type="float" office:value="2.39047051483615" table:style-name="ce1">
            <text:p>2.39047051483615</text:p>
          </table:table-cell>
          <table:table-cell office:value-type="float" office:value="1.6001806153586" table:style-name="ce1">
            <text:p>1.6001806153586</text:p>
          </table:table-cell>
          <table:table-cell office:value-type="float" office:value="3.03025786974734" table:style-name="ce1">
            <text:p>3.03025786974734</text:p>
          </table:table-cell>
          <table:table-cell office:value-type="float" office:value="2.35946058732772" table:style-name="ce1">
            <text:p>2.3594605873277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  <table:table-cell office:value-type="float" office:value="1.8874230587892" table:style-name="ce1">
            <text:p>1.8874230587892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5.66558639273712" table:style-name="ce1">
            <text:p>5.66558639273712</text:p>
          </table:table-cell>
          <table:table-cell office:value-type="float" office:value="0.763333360575139" table:style-name="ce1">
            <text:p>0.763333360575139</text:p>
          </table:table-cell>
          <table:table-cell office:value-type="float" office:value="2.86600237856573" table:style-name="ce1">
            <text:p>2.86600237856573</text:p>
          </table:table-cell>
          <table:table-cell office:value-type="float" office:value="0.873755520346487" table:style-name="ce1">
            <text:p>0.873755520346487</text:p>
          </table:table-cell>
          <table:table-cell office:value-type="float" office:value="0.952184792363468" table:style-name="ce1">
            <text:p>0.952184792363468</text:p>
          </table:table-cell>
          <table:table-cell office:value-type="float" office:value="0.404374463143774" table:style-name="ce1">
            <text:p>0.404374463143774</text:p>
          </table:table-cell>
          <table:table-cell office:value-type="float" office:value="0.846758127625048" table:style-name="ce1">
            <text:p>0.846758127625048</text:p>
          </table:table-cell>
          <table:table-cell office:value-type="float" office:value="2.44898714103428" table:style-name="ce1">
            <text:p>2.44898714103428</text:p>
          </table:table-cell>
          <table:table-cell office:value-type="float" office:value="2.76869882314172" table:style-name="ce1">
            <text:p>2.76869882314172</text:p>
          </table:table-cell>
          <table:table-cell office:value-type="float" office:value="2.28235480237068" table:style-name="ce1">
            <text:p>2.28235480237068</text:p>
          </table:table-cell>
          <table:table-cell office:value-type="float" office:value="2.12671255277951" table:style-name="ce1">
            <text:p>2.12671255277951</text:p>
          </table:table-cell>
          <table:table-cell office:value-type="float" office:value="2.416472984233" table:style-name="ce1">
            <text:p>2.416472984233</text:p>
          </table:table-cell>
          <table:table-cell office:value-type="float" office:value="1.24639773025935" table:style-name="ce1">
            <text:p>1.24639773025935</text:p>
          </table:table-cell>
          <table:table-cell office:value-type="float" office:value="1.69964116655135" table:style-name="ce1">
            <text:p>1.69964116655135</text:p>
          </table:table-cell>
          <table:table-cell office:value-type="float" office:value="2.916307604863" table:style-name="ce1">
            <text:p>2.916307604863</text:p>
          </table:table-cell>
          <table:table-cell office:value-type="float" office:value="1.95504127999573" table:style-name="ce1">
            <text:p>1.95504127999573</text:p>
          </table:table-cell>
          <table:table-cell office:value-type="float" office:value="1.68285195933198" table:style-name="ce1">
            <text:p>1.68285195933198</text:p>
          </table:table-cell>
          <table:table-cell office:value-type="float" office:value="1.08452197164884" table:style-name="ce1">
            <text:p>1.08452197164884</text:p>
          </table:table-cell>
          <table:table-cell office:value-type="float" office:value="2.91401636124599" table:style-name="ce1">
            <text:p>2.91401636124599</text:p>
          </table:table-cell>
          <table:table-cell office:value-type="float" office:value="1.77863514670248" table:style-name="ce1">
            <text:p>1.77863514670248</text:p>
          </table:table-cell>
          <table:table-cell office:value-type="float" office:value="3.47338941593901" table:style-name="ce1">
            <text:p>3.47338941593901</text:p>
          </table:table-cell>
          <table:table-cell office:value-type="float" office:value="3.98097515037181" table:style-name="ce1">
            <text:p>3.98097515037181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  <table:table-cell office:value-type="float" office:value="2.14304541481025" table:style-name="ce1">
            <text:p>2.14304541481025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5.46917422754185" table:style-name="ce1">
            <text:p>5.46917422754185</text:p>
          </table:table-cell>
          <table:table-cell office:value-type="float" office:value="1.50348911812258" table:style-name="ce1">
            <text:p>1.50348911812258</text:p>
          </table:table-cell>
          <table:table-cell office:value-type="float" office:value="3.50365058045654" table:style-name="ce1">
            <text:p>3.50365058045654</text:p>
          </table:table-cell>
          <table:table-cell office:value-type="float" office:value="2.56034193984321" table:style-name="ce1">
            <text:p>2.56034193984321</text:p>
          </table:table-cell>
          <table:table-cell office:value-type="float" office:value="1.77465998265047" table:style-name="ce1">
            <text:p>1.77465998265047</text:p>
          </table:table-cell>
          <table:table-cell office:value-type="float" office:value="2.98156622771205" table:style-name="ce1">
            <text:p>2.98156622771205</text:p>
          </table:table-cell>
          <table:table-cell office:value-type="float" office:value="1.50838109392547" table:style-name="ce1">
            <text:p>1.50838109392547</text:p>
          </table:table-cell>
          <table:table-cell office:value-type="float" office:value="5.15096597598753" table:style-name="ce1">
            <text:p>5.15096597598753</text:p>
          </table:table-cell>
          <table:table-cell office:value-type="float" office:value="3.7042106443575" table:style-name="ce1">
            <text:p>3.7042106443575</text:p>
          </table:table-cell>
          <table:table-cell office:value-type="float" office:value="3.47994583864657" table:style-name="ce1">
            <text:p>3.47994583864657</text:p>
          </table:table-cell>
          <table:table-cell office:value-type="float" office:value="2.34446025150367" table:style-name="ce1">
            <text:p>2.34446025150367</text:p>
          </table:table-cell>
          <table:table-cell office:value-type="float" office:value="4.40042525884641" table:style-name="ce1">
            <text:p>4.40042525884641</text:p>
          </table:table-cell>
          <table:table-cell office:value-type="float" office:value="1.40035269761605" table:style-name="ce1">
            <text:p>1.40035269761605</text:p>
          </table:table-cell>
          <table:table-cell office:value-type="float" office:value="4.17098393287873" table:style-name="ce1">
            <text:p>4.17098393287873</text:p>
          </table:table-cell>
          <table:table-cell office:value-type="float" office:value="3.92215325194002" table:style-name="ce1">
            <text:p>3.92215325194002</text:p>
          </table:table-cell>
          <table:table-cell office:value-type="float" office:value="4.75957507970409" table:style-name="ce1">
            <text:p>4.75957507970409</text:p>
          </table:table-cell>
          <table:table-cell office:value-type="float" office:value="2.72660345303668" table:style-name="ce1">
            <text:p>2.72660345303668</text:p>
          </table:table-cell>
          <table:table-cell office:value-type="float" office:value="1.98455529344151" table:style-name="ce1">
            <text:p>1.98455529344151</text:p>
          </table:table-cell>
          <table:table-cell office:value-type="float" office:value="4.26700729686591" table:style-name="ce1">
            <text:p>4.26700729686591</text:p>
          </table:table-cell>
          <table:table-cell office:value-type="float" office:value="3.81940737210068" table:style-name="ce1">
            <text:p>3.81940737210068</text:p>
          </table:table-cell>
          <table:table-cell office:value-type="float" office:value="5.00524638355921" table:style-name="ce1">
            <text:p>5.00524638355921</text:p>
          </table:table-cell>
          <table:table-cell office:value-type="float" office:value="5.90353133635803" table:style-name="ce1">
            <text:p>5.90353133635803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  <table:table-cell office:value-type="float" office:value="3.47003123804976" table:style-name="ce1">
            <text:p>3.47003123804976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5.72318369135377" table:style-name="ce1">
            <text:p>5.72318369135377</text:p>
          </table:table-cell>
          <table:table-cell office:value-type="float" office:value="1.30067792803888" table:style-name="ce1">
            <text:p>1.30067792803888</text:p>
          </table:table-cell>
          <table:table-cell office:value-type="float" office:value="2.13130899253894" table:style-name="ce1">
            <text:p>2.13130899253894</text:p>
          </table:table-cell>
          <table:table-cell office:value-type="float" office:value="0.941209326981593" table:style-name="ce1">
            <text:p>0.941209326981593</text:p>
          </table:table-cell>
          <table:table-cell office:value-type="float" office:value="0.697919299923768" table:style-name="ce1">
            <text:p>0.697919299923768</text:p>
          </table:table-cell>
          <table:table-cell office:value-type="float" office:value="0.714229370519812" table:style-name="ce1">
            <text:p>0.714229370519812</text:p>
          </table:table-cell>
          <table:table-cell office:value-type="float" office:value="0.571700326788578" table:style-name="ce1">
            <text:p>0.571700326788578</text:p>
          </table:table-cell>
          <table:table-cell office:value-type="float" office:value="2.0258401776176" table:style-name="ce1">
            <text:p>2.0258401776176</text:p>
          </table:table-cell>
          <table:table-cell office:value-type="float" office:value="2.39691101767617" table:style-name="ce1">
            <text:p>2.39691101767617</text:p>
          </table:table-cell>
          <table:table-cell office:value-type="float" office:value="1.92786819405094" table:style-name="ce1">
            <text:p>1.92786819405094</text:p>
          </table:table-cell>
          <table:table-cell office:value-type="float" office:value="1.60385335794182" table:style-name="ce1">
            <text:p>1.60385335794182</text:p>
          </table:table-cell>
          <table:table-cell office:value-type="float" office:value="2.68658768874108" table:style-name="ce1">
            <text:p>2.68658768874108</text:p>
          </table:table-cell>
          <table:table-cell office:value-type="float" office:value="1.191126017469" table:style-name="ce1">
            <text:p>1.191126017469</text:p>
          </table:table-cell>
          <table:table-cell office:value-type="float" office:value="1.62964602772161" table:style-name="ce1">
            <text:p>1.62964602772161</text:p>
          </table:table-cell>
          <table:table-cell office:value-type="float" office:value="2.4825884358809" table:style-name="ce1">
            <text:p>2.4825884358809</text:p>
          </table:table-cell>
          <table:table-cell office:value-type="float" office:value="2.16761061341413" table:style-name="ce1">
            <text:p>2.16761061341413</text:p>
          </table:table-cell>
          <table:table-cell office:value-type="float" office:value="1.62538443608845" table:style-name="ce1">
            <text:p>1.62538443608845</text:p>
          </table:table-cell>
          <table:table-cell office:value-type="float" office:value="1.00854693718524" table:style-name="ce1">
            <text:p>1.00854693718524</text:p>
          </table:table-cell>
          <table:table-cell office:value-type="float" office:value="2.29713793567063" table:style-name="ce1">
            <text:p>2.29713793567063</text:p>
          </table:table-cell>
          <table:table-cell office:value-type="float" office:value="3.93429693333945" table:style-name="ce1">
            <text:p>3.93429693333945</text:p>
          </table:table-cell>
          <table:table-cell office:value-type="float" office:value="3.59580161047681" table:style-name="ce1">
            <text:p>3.59580161047681</text:p>
          </table:table-cell>
          <table:table-cell office:value-type="float" office:value="3.4387251439978" table:style-name="ce1">
            <text:p>3.4387251439978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  <table:table-cell office:value-type="float" office:value="2.09509788470077" table:style-name="ce1">
            <text:p>2.09509788470077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2.56522865008975" table:style-name="ce1">
            <text:p>2.56522865008975</text:p>
          </table:table-cell>
          <table:table-cell office:value-type="float" office:value="0.280953075721787" table:style-name="ce1">
            <text:p>0.280953075721787</text:p>
          </table:table-cell>
          <table:table-cell office:value-type="float" office:value="0" table:style-name="ce1">
            <text:p>0</text:p>
          </table:table-cell>
          <table:table-cell office:value-type="float" office:value="0.854933019410282" table:style-name="ce1">
            <text:p>0.854933019410282</text:p>
          </table:table-cell>
          <table:table-cell office:value-type="float" office:value="0.725558039587327" table:style-name="ce1">
            <text:p>0.725558039587327</text:p>
          </table:table-cell>
          <table:table-cell office:value-type="float" office:value="0.883240861902129" table:style-name="ce1">
            <text:p>0.883240861902129</text:p>
          </table:table-cell>
          <table:table-cell office:value-type="float" office:value="0.56339841790081" table:style-name="ce1">
            <text:p>0.56339841790081</text:p>
          </table:table-cell>
          <table:table-cell office:value-type="float" office:value="1.65472001019628" table:style-name="ce1">
            <text:p>1.65472001019628</text:p>
          </table:table-cell>
          <table:table-cell office:value-type="float" office:value="1.46190109584287" table:style-name="ce1">
            <text:p>1.46190109584287</text:p>
          </table:table-cell>
          <table:table-cell office:value-type="float" office:value="1.30107546992874" table:style-name="ce1">
            <text:p>1.30107546992874</text:p>
          </table:table-cell>
          <table:table-cell office:value-type="float" office:value="1.04879199826419" table:style-name="ce1">
            <text:p>1.04879199826419</text:p>
          </table:table-cell>
          <table:table-cell office:value-type="float" office:value="1.66204568189544" table:style-name="ce1">
            <text:p>1.66204568189544</text:p>
          </table:table-cell>
          <table:table-cell office:value-type="float" office:value="0.705887254469192" table:style-name="ce1">
            <text:p>0.705887254469192</text:p>
          </table:table-cell>
          <table:table-cell office:value-type="float" office:value="1.02658888218831" table:style-name="ce1">
            <text:p>1.02658888218831</text:p>
          </table:table-cell>
          <table:table-cell office:value-type="float" office:value="1.89690897592135" table:style-name="ce1">
            <text:p>1.89690897592135</text:p>
          </table:table-cell>
          <table:table-cell office:value-type="float" office:value="1.24692428560927" table:style-name="ce1">
            <text:p>1.24692428560927</text:p>
          </table:table-cell>
          <table:table-cell office:value-type="float" office:value="1.26446972153074" table:style-name="ce1">
            <text:p>1.26446972153074</text:p>
          </table:table-cell>
          <table:table-cell office:value-type="float" office:value="0.67326088329049" table:style-name="ce1">
            <text:p>0.67326088329049</text:p>
          </table:table-cell>
          <table:table-cell office:value-type="float" office:value="1.95950722420023" table:style-name="ce1">
            <text:p>1.95950722420023</text:p>
          </table:table-cell>
          <table:table-cell office:value-type="float" office:value="1.23593577806052" table:style-name="ce1">
            <text:p>1.23593577806052</text:p>
          </table:table-cell>
          <table:table-cell office:value-type="float" office:value="2.1395935583094" table:style-name="ce1">
            <text:p>2.1395935583094</text:p>
          </table:table-cell>
          <table:table-cell office:value-type="float" office:value="2.01365531335766" table:style-name="ce1">
            <text:p>2.01365531335766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  <table:table-cell office:value-type="float" office:value="1.23475355443985" table:style-name="ce1">
            <text:p>1.23475355443985</text:p>
          </table:table-cell>
        </table:table-row>
      </table:table>
      <table:table table:name="I_FYM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4.25354497354497" table:style-name="ce1">
            <text:p>4.25354497354497</text:p>
          </table:table-cell>
          <table:table-cell office:value-type="float" office:value="0" table:style-name="ce1">
            <text:p>0</text:p>
          </table:table-cell>
          <table:table-cell office:value-type="float" office:value="3.74787878787879" table:style-name="ce1">
            <text:p>3.74787878787879</text:p>
          </table:table-cell>
          <table:table-cell office:value-type="float" office:value="0" table:style-name="ce1">
            <text:p>0</text:p>
          </table:table-cell>
          <table:table-cell office:value-type="float" office:value="3.5990675990676" table:style-name="ce1">
            <text:p>3.5990675990676</text:p>
          </table:table-cell>
          <table:table-cell office:value-type="float" office:value="0" table:style-name="ce1">
            <text:p>0</text:p>
          </table:table-cell>
          <table:table-cell office:value-type="float" office:value="3.85784695201038" table:style-name="ce1">
            <text:p>3.85784695201038</text:p>
          </table:table-cell>
          <table:table-cell office:value-type="float" office:value="0" table:style-name="ce1">
            <text:p>0</text:p>
          </table:table-cell>
          <table:table-cell office:value-type="float" office:value="4.25870646766169" table:style-name="ce1">
            <text:p>4.25870646766169</text:p>
          </table:table-cell>
          <table:table-cell office:value-type="float" office:value="0" table:style-name="ce1">
            <text:p>0</text:p>
          </table:table-cell>
          <table:table-cell office:value-type="float" office:value="4.41418439716312" table:style-name="ce1">
            <text:p>4.41418439716312</text:p>
          </table:table-cell>
          <table:table-cell office:value-type="float" office:value="0" table:style-name="ce1">
            <text:p>0</text:p>
          </table:table-cell>
          <table:table-cell office:value-type="float" office:value="4.1726618705036" table:style-name="ce1">
            <text:p>4.1726618705036</text:p>
          </table:table-cell>
          <table:table-cell office:value-type="float" office:value="0" table:style-name="ce1">
            <text:p>0</text:p>
          </table:table-cell>
          <table:table-cell office:value-type="float" office:value="4.04341300683288" table:style-name="ce1">
            <text:p>4.04341300683288</text:p>
          </table:table-cell>
          <table:table-cell office:value-type="float" office:value="0" table:style-name="ce1">
            <text:p>0</text:p>
          </table:table-cell>
          <table:table-cell office:value-type="float" office:value="4.04341300683288" table:style-name="ce1">
            <text:p>4.04341300683288</text:p>
          </table:table-cell>
          <table:table-cell office:value-type="float" office:value="0" table:style-name="ce1">
            <text:p>0</text:p>
          </table:table-cell>
          <table:table-cell office:value-type="float" office:value="4.04341300683288" table:style-name="ce1">
            <text:p>4.04341300683288</text:p>
          </table:table-cell>
          <table:table-cell office:value-type="float" office:value="0" table:style-name="ce1">
            <text:p>0</text:p>
          </table:table-cell>
          <table:table-cell office:value-type="float" office:value="4.04341300683288" table:style-name="ce1">
            <text:p>4.04341300683288</text:p>
          </table:table-cell>
          <table:table-cell office:value-type="float" office:value="0" table:style-name="ce1">
            <text:p>0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  <table:table-cell office:value-type="float" office:value="2.02170650341644" table:style-name="ce1">
            <text:p>2.02170650341644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CO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3.99597585513078" table:style-name="ce1">
            <text:p>3.99597585513078</text:p>
          </table:table-cell>
          <table:table-cell office:value-type="float" office:value="0" table:style-name="ce1">
            <text:p>0</text:p>
          </table:table-cell>
          <table:table-cell office:value-type="float" office:value="4.9037037037037" table:style-name="ce1">
            <text:p>4.9037037037037</text:p>
          </table:table-cell>
          <table:table-cell office:value-type="float" office:value="0" table:style-name="ce1">
            <text:p>0</text:p>
          </table:table-cell>
          <table:table-cell office:value-type="float" office:value="4.28985507246377" table:style-name="ce1">
            <text:p>4.28985507246377</text:p>
          </table:table-cell>
          <table:table-cell office:value-type="float" office:value="0" table:style-name="ce1">
            <text:p>0</text:p>
          </table:table-cell>
          <table:table-cell office:value-type="float" office:value="3.18780096308186" table:style-name="ce1">
            <text:p>3.18780096308186</text:p>
          </table:table-cell>
          <table:table-cell office:value-type="float" office:value="0" table:style-name="ce1">
            <text:p>0</text:p>
          </table:table-cell>
          <table:table-cell office:value-type="float" office:value="4.59040590405904" table:style-name="ce1">
            <text:p>4.59040590405904</text:p>
          </table:table-cell>
          <table:table-cell office:value-type="float" office:value="0" table:style-name="ce1">
            <text:p>0</text:p>
          </table:table-cell>
          <table:table-cell office:value-type="float" office:value="4.57142857142857" table:style-name="ce1">
            <text:p>4.57142857142857</text:p>
          </table:table-cell>
          <table:table-cell office:value-type="float" office:value="0" table:style-name="ce1">
            <text:p>0</text:p>
          </table:table-cell>
          <table:table-cell office:value-type="float" office:value="3.56313993174061" table:style-name="ce1">
            <text:p>3.56313993174061</text:p>
          </table:table-cell>
          <table:table-cell office:value-type="float" office:value="0" table:style-name="ce1">
            <text:p>0</text:p>
          </table:table-cell>
          <table:table-cell office:value-type="float" office:value="4.15747285737262" table:style-name="ce1">
            <text:p>4.15747285737262</text:p>
          </table:table-cell>
          <table:table-cell office:value-type="float" office:value="0" table:style-name="ce1">
            <text:p>0</text:p>
          </table:table-cell>
          <table:table-cell office:value-type="float" office:value="4.15747285737262" table:style-name="ce1">
            <text:p>4.15747285737262</text:p>
          </table:table-cell>
          <table:table-cell office:value-type="float" office:value="0" table:style-name="ce1">
            <text:p>0</text:p>
          </table:table-cell>
          <table:table-cell office:value-type="float" office:value="4.15747285737262" table:style-name="ce1">
            <text:p>4.15747285737262</text:p>
          </table:table-cell>
          <table:table-cell office:value-type="float" office:value="0" table:style-name="ce1">
            <text:p>0</text:p>
          </table:table-cell>
          <table:table-cell office:value-type="float" office:value="4.15747285737262" table:style-name="ce1">
            <text:p>4.15747285737262</text:p>
          </table:table-cell>
          <table:table-cell office:value-type="float" office:value="0" table:style-name="ce1">
            <text:p>0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  <table:table-cell office:value-type="float" office:value="2.07873642868631" table:style-name="ce1">
            <text:p>2.0787364286863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SLU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3.18467226890756" table:style-name="ce1">
            <text:p>3.18467226890756</text:p>
          </table:table-cell>
          <table:table-cell office:value-type="float" office:value="0" table:style-name="ce1">
            <text:p>0</text:p>
          </table:table-cell>
          <table:table-cell office:value-type="float" office:value="3.644" table:style-name="ce1">
            <text:p>3.644</text:p>
          </table:table-cell>
          <table:table-cell office:value-type="float" office:value="0" table:style-name="ce1">
            <text:p>0</text:p>
          </table:table-cell>
          <table:table-cell office:value-type="float" office:value="4.35555555555556" table:style-name="ce1">
            <text:p>4.35555555555556</text:p>
          </table:table-cell>
          <table:table-cell office:value-type="float" office:value="0" table:style-name="ce1">
            <text:p>0</text:p>
          </table:table-cell>
          <table:table-cell office:value-type="float" office:value="3.37693761814745" table:style-name="ce1">
            <text:p>3.37693761814745</text:p>
          </table:table-cell>
          <table:table-cell office:value-type="float" office:value="0" table:style-name="ce1">
            <text:p>0</text:p>
          </table:table-cell>
          <table:table-cell office:value-type="float" office:value="3.98662207357859" table:style-name="ce1">
            <text:p>3.98662207357859</text:p>
          </table:table-cell>
          <table:table-cell office:value-type="float" office:value="0" table:style-name="ce1">
            <text:p>0</text:p>
          </table:table-cell>
          <table:table-cell office:value-type="float" office:value="3.73015873015873" table:style-name="ce1">
            <text:p>3.73015873015873</text:p>
          </table:table-cell>
          <table:table-cell office:value-type="float" office:value="0" table:style-name="ce1">
            <text:p>0</text:p>
          </table:table-cell>
          <table:table-cell office:value-type="float" office:value="5.10769230769231" table:style-name="ce1">
            <text:p>5.10769230769231</text:p>
          </table:table-cell>
          <table:table-cell office:value-type="float" office:value="0" table:style-name="ce1">
            <text:p>0</text:p>
          </table:table-cell>
          <table:table-cell office:value-type="float" office:value="3.9122340791486" table:style-name="ce1">
            <text:p>3.9122340791486</text:p>
          </table:table-cell>
          <table:table-cell office:value-type="float" office:value="0" table:style-name="ce1">
            <text:p>0</text:p>
          </table:table-cell>
          <table:table-cell office:value-type="float" office:value="3.9122340791486" table:style-name="ce1">
            <text:p>3.9122340791486</text:p>
          </table:table-cell>
          <table:table-cell office:value-type="float" office:value="0" table:style-name="ce1">
            <text:p>0</text:p>
          </table:table-cell>
          <table:table-cell office:value-type="float" office:value="3.9122340791486" table:style-name="ce1">
            <text:p>3.9122340791486</text:p>
          </table:table-cell>
          <table:table-cell office:value-type="float" office:value="0" table:style-name="ce1">
            <text:p>0</text:p>
          </table:table-cell>
          <table:table-cell office:value-type="float" office:value="3.9122340791486" table:style-name="ce1">
            <text:p>3.9122340791486</text:p>
          </table:table-cell>
          <table:table-cell office:value-type="float" office:value="0" table:style-name="ce1">
            <text:p>0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  <table:table-cell office:value-type="float" office:value="1.9561170395743" table:style-name="ce1">
            <text:p>1.956117039574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I_STR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55782747603834" table:style-name="ce1">
            <text:p>3.55782747603834</text:p>
          </table:table-cell>
          <table:table-cell office:value-type="float" office:value="0" table:style-name="ce1">
            <text:p>0</text:p>
          </table:table-cell>
          <table:table-cell office:value-type="float" office:value="3.74109742441209" table:style-name="ce1">
            <text:p>3.74109742441209</text:p>
          </table:table-cell>
          <table:table-cell office:value-type="float" office:value="0" table:style-name="ce1">
            <text:p>0</text:p>
          </table:table-cell>
          <table:table-cell office:value-type="float" office:value="2.9237668161435" table:style-name="ce1">
            <text:p>2.9237668161435</text:p>
          </table:table-cell>
          <table:table-cell office:value-type="float" office:value="0" table:style-name="ce1">
            <text:p>0</text:p>
          </table:table-cell>
          <table:table-cell office:value-type="float" office:value="3.78532311062432" table:style-name="ce1">
            <text:p>3.78532311062432</text:p>
          </table:table-cell>
          <table:table-cell office:value-type="float" office:value="0" table:style-name="ce1">
            <text:p>0</text:p>
          </table:table-cell>
          <table:table-cell office:value-type="float" office:value="3.84216459977452" table:style-name="ce1">
            <text:p>3.84216459977452</text:p>
          </table:table-cell>
          <table:table-cell office:value-type="float" office:value="0" table:style-name="ce1">
            <text:p>0</text:p>
          </table:table-cell>
          <table:table-cell office:value-type="float" office:value="3.97655334114889" table:style-name="ce1">
            <text:p>3.97655334114889</text:p>
          </table:table-cell>
          <table:table-cell office:value-type="float" office:value="0" table:style-name="ce1">
            <text:p>0</text:p>
          </table:table-cell>
          <table:table-cell office:value-type="float" office:value="4.14239482200647" table:style-name="ce1">
            <text:p>4.14239482200647</text:p>
          </table:table-cell>
          <table:table-cell office:value-type="float" office:value="0" table:style-name="ce1">
            <text:p>0</text:p>
          </table:table-cell>
          <table:table-cell office:value-type="float" office:value="3.70987537002116" table:style-name="ce1">
            <text:p>3.70987537002116</text:p>
          </table:table-cell>
          <table:table-cell office:value-type="float" office:value="0" table:style-name="ce1">
            <text:p>0</text:p>
          </table:table-cell>
          <table:table-cell office:value-type="float" office:value="3.70987537002116" table:style-name="ce1">
            <text:p>3.70987537002116</text:p>
          </table:table-cell>
          <table:table-cell office:value-type="float" office:value="0" table:style-name="ce1">
            <text:p>0</text:p>
          </table:table-cell>
          <table:table-cell office:value-type="float" office:value="3.70987537002116" table:style-name="ce1">
            <text:p>3.70987537002116</text:p>
          </table:table-cell>
          <table:table-cell office:value-type="float" office:value="0" table:style-name="ce1">
            <text:p>0</text:p>
          </table:table-cell>
          <table:table-cell office:value-type="float" office:value="3.70987537002116" table:style-name="ce1">
            <text:p>3.70987537002116</text:p>
          </table:table-cell>
          <table:table-cell office:value-type="float" office:value="0" table:style-name="ce1">
            <text:p>0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  <table:table-cell office:value-type="float" office:value="1.85493768501058" table:style-name="ce1">
            <text:p>1.85493768501058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  <table:table table:name="N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Lanna[[11]]" table:style-name="ce1">
            <text:p>calib_data_Lanna[[11]]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32" table:style-name="ce1">
            <text:p>32</text:p>
          </table:table-cell>
        </table:table-row>
      </table:table>
      <table:table table:name="re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1.44339146308397" table:style-name="ce1">
            <text:p>1.44339146308397</text:p>
          </table:table-cell>
          <table:table-cell office:value-type="float" office:value="1.39324540137931" table:style-name="ce1">
            <text:p>1.39324540137931</text:p>
          </table:table-cell>
          <table:table-cell office:value-type="float" office:value="1.39890846302826" table:style-name="ce1">
            <text:p>1.39890846302826</text:p>
          </table:table-cell>
          <table:table-cell office:value-type="float" office:value="1.41562255354656" table:style-name="ce1">
            <text:p>1.41562255354656</text:p>
          </table:table-cell>
          <table:table-cell office:value-type="float" office:value="1.42841692443651" table:style-name="ce1">
            <text:p>1.42841692443651</text:p>
          </table:table-cell>
          <table:table-cell office:value-type="float" office:value="1.42102450758415" table:style-name="ce1">
            <text:p>1.42102450758415</text:p>
          </table:table-cell>
          <table:table-cell office:value-type="float" office:value="1.41085926350889" table:style-name="ce1">
            <text:p>1.41085926350889</text:p>
          </table:table-cell>
          <table:table-cell office:value-type="float" office:value="1.41799623843689" table:style-name="ce1">
            <text:p>1.41799623843689</text:p>
          </table:table-cell>
          <table:table-cell office:value-type="float" office:value="1.43753722606056" table:style-name="ce1">
            <text:p>1.43753722606056</text:p>
          </table:table-cell>
          <table:table-cell office:value-type="float" office:value="1.44339146308397" table:style-name="ce1">
            <text:p>1.44339146308397</text:p>
          </table:table-cell>
          <table:table-cell office:value-type="float" office:value="1.39324540137931" table:style-name="ce1">
            <text:p>1.39324540137931</text:p>
          </table:table-cell>
          <table:table-cell office:value-type="float" office:value="1.39890846302826" table:style-name="ce1">
            <text:p>1.39890846302826</text:p>
          </table:table-cell>
          <table:table-cell office:value-type="float" office:value="1.41562255354656" table:style-name="ce1">
            <text:p>1.41562255354656</text:p>
          </table:table-cell>
          <table:table-cell office:value-type="float" office:value="1.42841692443651" table:style-name="ce1">
            <text:p>1.42841692443651</text:p>
          </table:table-cell>
          <table:table-cell office:value-type="float" office:value="1.42102450758415" table:style-name="ce1">
            <text:p>1.42102450758415</text:p>
          </table:table-cell>
          <table:table-cell office:value-type="float" office:value="1.41085926350889" table:style-name="ce1">
            <text:p>1.41085926350889</text:p>
          </table:table-cell>
          <table:table-cell office:value-type="float" office:value="1.41799623843689" table:style-name="ce1">
            <text:p>1.41799623843689</text:p>
          </table:table-cell>
          <table:table-cell office:value-type="float" office:value="1.43753722606056" table:style-name="ce1">
            <text:p>1.43753722606056</text:p>
          </table:table-cell>
          <table:table-cell office:value-type="float" office:value="1.44339146308397" table:style-name="ce1">
            <text:p>1.44339146308397</text:p>
          </table:table-cell>
          <table:table-cell office:value-type="float" office:value="1.39324540137931" table:style-name="ce1">
            <text:p>1.39324540137931</text:p>
          </table:table-cell>
          <table:table-cell office:value-type="float" office:value="1.39890846302826" table:style-name="ce1">
            <text:p>1.39890846302826</text:p>
          </table:table-cell>
          <table:table-cell office:value-type="float" office:value="1.41562255354656" table:style-name="ce1">
            <text:p>1.41562255354656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  <table:table-cell office:value-type="float" office:value="1.41750781650765" table:style-name="ce1">
            <text:p>1.41750781650765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23466716424373" table:style-name="ce1">
            <text:p>1.23466716424373</text:p>
          </table:table-cell>
          <table:table-cell office:value-type="float" office:value="1.19289419076681" table:style-name="ce1">
            <text:p>1.19289419076681</text:p>
          </table:table-cell>
          <table:table-cell office:value-type="float" office:value="1.18927454128569" table:style-name="ce1">
            <text:p>1.18927454128569</text:p>
          </table:table-cell>
          <table:table-cell office:value-type="float" office:value="1.21407964172469" table:style-name="ce1">
            <text:p>1.21407964172469</text:p>
          </table:table-cell>
          <table:table-cell office:value-type="float" office:value="1.21091807042114" table:style-name="ce1">
            <text:p>1.21091807042114</text:p>
          </table:table-cell>
          <table:table-cell office:value-type="float" office:value="1.20368434962092" table:style-name="ce1">
            <text:p>1.20368434962092</text:p>
          </table:table-cell>
          <table:table-cell office:value-type="float" office:value="1.20403443510027" table:style-name="ce1">
            <text:p>1.20403443510027</text:p>
          </table:table-cell>
          <table:table-cell office:value-type="float" office:value="1.21774346518404" table:style-name="ce1">
            <text:p>1.21774346518404</text:p>
          </table:table-cell>
          <table:table-cell office:value-type="float" office:value="1.23466716424373" table:style-name="ce1">
            <text:p>1.23466716424373</text:p>
          </table:table-cell>
          <table:table-cell office:value-type="float" office:value="1.23466716424373" table:style-name="ce1">
            <text:p>1.23466716424373</text:p>
          </table:table-cell>
          <table:table-cell office:value-type="float" office:value="1.19289419076681" table:style-name="ce1">
            <text:p>1.19289419076681</text:p>
          </table:table-cell>
          <table:table-cell office:value-type="float" office:value="1.18927454128569" table:style-name="ce1">
            <text:p>1.18927454128569</text:p>
          </table:table-cell>
          <table:table-cell office:value-type="float" office:value="1.21407964172469" table:style-name="ce1">
            <text:p>1.21407964172469</text:p>
          </table:table-cell>
          <table:table-cell office:value-type="float" office:value="1.21091807042114" table:style-name="ce1">
            <text:p>1.21091807042114</text:p>
          </table:table-cell>
          <table:table-cell office:value-type="float" office:value="1.20368434962092" table:style-name="ce1">
            <text:p>1.20368434962092</text:p>
          </table:table-cell>
          <table:table-cell office:value-type="float" office:value="1.20403443510027" table:style-name="ce1">
            <text:p>1.20403443510027</text:p>
          </table:table-cell>
          <table:table-cell office:value-type="float" office:value="1.21774346518404" table:style-name="ce1">
            <text:p>1.21774346518404</text:p>
          </table:table-cell>
          <table:table-cell office:value-type="float" office:value="1.23466716424373" table:style-name="ce1">
            <text:p>1.23466716424373</text:p>
          </table:table-cell>
          <table:table-cell office:value-type="float" office:value="1.23466716424373" table:style-name="ce1">
            <text:p>1.23466716424373</text:p>
          </table:table-cell>
          <table:table-cell office:value-type="float" office:value="1.19289419076681" table:style-name="ce1">
            <text:p>1.19289419076681</text:p>
          </table:table-cell>
          <table:table-cell office:value-type="float" office:value="1.18927454128569" table:style-name="ce1">
            <text:p>1.18927454128569</text:p>
          </table:table-cell>
          <table:table-cell office:value-type="float" office:value="1.21407964172469" table:style-name="ce1">
            <text:p>1.21407964172469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  <table:table-cell office:value-type="float" office:value="1.21067461741832" table:style-name="ce1">
            <text:p>1.2106746174183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47814812812481" table:style-name="ce1">
            <text:p>1.47814812812481</text:p>
          </table:table-cell>
          <table:table-cell office:value-type="float" office:value="1.43804878729126" table:style-name="ce1">
            <text:p>1.43804878729126</text:p>
          </table:table-cell>
          <table:table-cell office:value-type="float" office:value="1.43029193459854" table:style-name="ce1">
            <text:p>1.43029193459854</text:p>
          </table:table-cell>
          <table:table-cell office:value-type="float" office:value="1.46730782741455" table:style-name="ce1">
            <text:p>1.46730782741455</text:p>
          </table:table-cell>
          <table:table-cell office:value-type="float" office:value="1.46847873827212" table:style-name="ce1">
            <text:p>1.46847873827212</text:p>
          </table:table-cell>
          <table:table-cell office:value-type="float" office:value="1.44077419341881" table:style-name="ce1">
            <text:p>1.44077419341881</text:p>
          </table:table-cell>
          <table:table-cell office:value-type="float" office:value="1.44543383884162" table:style-name="ce1">
            <text:p>1.44543383884162</text:p>
          </table:table-cell>
          <table:table-cell office:value-type="float" office:value="1.46808011271048" table:style-name="ce1">
            <text:p>1.46808011271048</text:p>
          </table:table-cell>
          <table:table-cell office:value-type="float" office:value="1.46909660614082" table:style-name="ce1">
            <text:p>1.46909660614082</text:p>
          </table:table-cell>
          <table:table-cell office:value-type="float" office:value="1.47814812812481" table:style-name="ce1">
            <text:p>1.47814812812481</text:p>
          </table:table-cell>
          <table:table-cell office:value-type="float" office:value="1.43804878729126" table:style-name="ce1">
            <text:p>1.43804878729126</text:p>
          </table:table-cell>
          <table:table-cell office:value-type="float" office:value="1.43029193459854" table:style-name="ce1">
            <text:p>1.43029193459854</text:p>
          </table:table-cell>
          <table:table-cell office:value-type="float" office:value="1.46730782741455" table:style-name="ce1">
            <text:p>1.46730782741455</text:p>
          </table:table-cell>
          <table:table-cell office:value-type="float" office:value="1.46847873827212" table:style-name="ce1">
            <text:p>1.46847873827212</text:p>
          </table:table-cell>
          <table:table-cell office:value-type="float" office:value="1.44077419341881" table:style-name="ce1">
            <text:p>1.44077419341881</text:p>
          </table:table-cell>
          <table:table-cell office:value-type="float" office:value="1.44543383884162" table:style-name="ce1">
            <text:p>1.44543383884162</text:p>
          </table:table-cell>
          <table:table-cell office:value-type="float" office:value="1.46808011271048" table:style-name="ce1">
            <text:p>1.46808011271048</text:p>
          </table:table-cell>
          <table:table-cell office:value-type="float" office:value="1.46909660614082" table:style-name="ce1">
            <text:p>1.46909660614082</text:p>
          </table:table-cell>
          <table:table-cell office:value-type="float" office:value="1.47814812812481" table:style-name="ce1">
            <text:p>1.47814812812481</text:p>
          </table:table-cell>
          <table:table-cell office:value-type="float" office:value="1.43804878729126" table:style-name="ce1">
            <text:p>1.43804878729126</text:p>
          </table:table-cell>
          <table:table-cell office:value-type="float" office:value="1.43029193459854" table:style-name="ce1">
            <text:p>1.43029193459854</text:p>
          </table:table-cell>
          <table:table-cell office:value-type="float" office:value="1.46730782741455" table:style-name="ce1">
            <text:p>1.46730782741455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  <table:table-cell office:value-type="float" office:value="1.45568713686614" table:style-name="ce1">
            <text:p>1.4556871368661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44946361638319" table:style-name="ce1">
            <text:p>1.44946361638319</text:p>
          </table:table-cell>
          <table:table-cell office:value-type="float" office:value="1.4308681071844" table:style-name="ce1">
            <text:p>1.4308681071844</text:p>
          </table:table-cell>
          <table:table-cell office:value-type="float" office:value="1.42903403041468" table:style-name="ce1">
            <text:p>1.42903403041468</text:p>
          </table:table-cell>
          <table:table-cell office:value-type="float" office:value="1.44560330176408" table:style-name="ce1">
            <text:p>1.44560330176408</text:p>
          </table:table-cell>
          <table:table-cell office:value-type="float" office:value="1.44321897549715" table:style-name="ce1">
            <text:p>1.44321897549715</text:p>
          </table:table-cell>
          <table:table-cell office:value-type="float" office:value="1.43727531440823" table:style-name="ce1">
            <text:p>1.43727531440823</text:p>
          </table:table-cell>
          <table:table-cell office:value-type="float" office:value="1.43786374861879" table:style-name="ce1">
            <text:p>1.43786374861879</text:p>
          </table:table-cell>
          <table:table-cell office:value-type="float" office:value="1.44505738939724" table:style-name="ce1">
            <text:p>1.44505738939724</text:p>
          </table:table-cell>
          <table:table-cell office:value-type="float" office:value="1.44493995461474" table:style-name="ce1">
            <text:p>1.44493995461474</text:p>
          </table:table-cell>
          <table:table-cell office:value-type="float" office:value="1.44946361638319" table:style-name="ce1">
            <text:p>1.44946361638319</text:p>
          </table:table-cell>
          <table:table-cell office:value-type="float" office:value="1.4308681071844" table:style-name="ce1">
            <text:p>1.4308681071844</text:p>
          </table:table-cell>
          <table:table-cell office:value-type="float" office:value="1.42903403041468" table:style-name="ce1">
            <text:p>1.42903403041468</text:p>
          </table:table-cell>
          <table:table-cell office:value-type="float" office:value="1.44560330176408" table:style-name="ce1">
            <text:p>1.44560330176408</text:p>
          </table:table-cell>
          <table:table-cell office:value-type="float" office:value="1.44321897549715" table:style-name="ce1">
            <text:p>1.44321897549715</text:p>
          </table:table-cell>
          <table:table-cell office:value-type="float" office:value="1.43727531440823" table:style-name="ce1">
            <text:p>1.43727531440823</text:p>
          </table:table-cell>
          <table:table-cell office:value-type="float" office:value="1.43786374861879" table:style-name="ce1">
            <text:p>1.43786374861879</text:p>
          </table:table-cell>
          <table:table-cell office:value-type="float" office:value="1.44505738939724" table:style-name="ce1">
            <text:p>1.44505738939724</text:p>
          </table:table-cell>
          <table:table-cell office:value-type="float" office:value="1.44493995461474" table:style-name="ce1">
            <text:p>1.44493995461474</text:p>
          </table:table-cell>
          <table:table-cell office:value-type="float" office:value="1.44946361638319" table:style-name="ce1">
            <text:p>1.44946361638319</text:p>
          </table:table-cell>
          <table:table-cell office:value-type="float" office:value="1.4308681071844" table:style-name="ce1">
            <text:p>1.4308681071844</text:p>
          </table:table-cell>
          <table:table-cell office:value-type="float" office:value="1.42903403041468" table:style-name="ce1">
            <text:p>1.42903403041468</text:p>
          </table:table-cell>
          <table:table-cell office:value-type="float" office:value="1.44560330176408" table:style-name="ce1">
            <text:p>1.44560330176408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  <table:table-cell office:value-type="float" office:value="1.44007354237779" table:style-name="ce1">
            <text:p>1.44007354237779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22301969332235" table:style-name="ce1">
            <text:p>1.22301969332235</text:p>
          </table:table-cell>
          <table:table-cell office:value-type="float" office:value="1.18657414685469" table:style-name="ce1">
            <text:p>1.18657414685469</text:p>
          </table:table-cell>
          <table:table-cell office:value-type="float" office:value="1.1962583839593" table:style-name="ce1">
            <text:p>1.1962583839593</text:p>
          </table:table-cell>
          <table:table-cell office:value-type="float" office:value="1.2153680896153" table:style-name="ce1">
            <text:p>1.2153680896153</text:p>
          </table:table-cell>
          <table:table-cell office:value-type="float" office:value="1.21680663983778" table:style-name="ce1">
            <text:p>1.21680663983778</text:p>
          </table:table-cell>
          <table:table-cell office:value-type="float" office:value="1.1783589215539" table:style-name="ce1">
            <text:p>1.1783589215539</text:p>
          </table:table-cell>
          <table:table-cell office:value-type="float" office:value="1.18183616348784" table:style-name="ce1">
            <text:p>1.18183616348784</text:p>
          </table:table-cell>
          <table:table-cell office:value-type="float" office:value="1.21336365151517" table:style-name="ce1">
            <text:p>1.21336365151517</text:p>
          </table:table-cell>
          <table:table-cell office:value-type="float" office:value="1.2127048201306" table:style-name="ce1">
            <text:p>1.2127048201306</text:p>
          </table:table-cell>
          <table:table-cell office:value-type="float" office:value="1.22301969332235" table:style-name="ce1">
            <text:p>1.22301969332235</text:p>
          </table:table-cell>
          <table:table-cell office:value-type="float" office:value="1.18657414685469" table:style-name="ce1">
            <text:p>1.18657414685469</text:p>
          </table:table-cell>
          <table:table-cell office:value-type="float" office:value="1.1962583839593" table:style-name="ce1">
            <text:p>1.1962583839593</text:p>
          </table:table-cell>
          <table:table-cell office:value-type="float" office:value="1.2153680896153" table:style-name="ce1">
            <text:p>1.2153680896153</text:p>
          </table:table-cell>
          <table:table-cell office:value-type="float" office:value="1.21680663983778" table:style-name="ce1">
            <text:p>1.21680663983778</text:p>
          </table:table-cell>
          <table:table-cell office:value-type="float" office:value="1.1783589215539" table:style-name="ce1">
            <text:p>1.1783589215539</text:p>
          </table:table-cell>
          <table:table-cell office:value-type="float" office:value="1.18183616348784" table:style-name="ce1">
            <text:p>1.18183616348784</text:p>
          </table:table-cell>
          <table:table-cell office:value-type="float" office:value="1.21336365151517" table:style-name="ce1">
            <text:p>1.21336365151517</text:p>
          </table:table-cell>
          <table:table-cell office:value-type="float" office:value="1.2127048201306" table:style-name="ce1">
            <text:p>1.2127048201306</text:p>
          </table:table-cell>
          <table:table-cell office:value-type="float" office:value="1.22301969332235" table:style-name="ce1">
            <text:p>1.22301969332235</text:p>
          </table:table-cell>
          <table:table-cell office:value-type="float" office:value="1.18657414685469" table:style-name="ce1">
            <text:p>1.18657414685469</text:p>
          </table:table-cell>
          <table:table-cell office:value-type="float" office:value="1.1962583839593" table:style-name="ce1">
            <text:p>1.1962583839593</text:p>
          </table:table-cell>
          <table:table-cell office:value-type="float" office:value="1.2153680896153" table:style-name="ce1">
            <text:p>1.2153680896153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  <table:table-cell office:value-type="float" office:value="1.20317278792298" table:style-name="ce1">
            <text:p>1.2031727879229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32308175436181" table:style-name="ce1">
            <text:p>1.32308175436181</text:p>
          </table:table-cell>
          <table:table-cell office:value-type="float" office:value="1.31383840321006" table:style-name="ce1">
            <text:p>1.31383840321006</text:p>
          </table:table-cell>
          <table:table-cell office:value-type="float" office:value="1.31359672257754" table:style-name="ce1">
            <text:p>1.31359672257754</text:p>
          </table:table-cell>
          <table:table-cell office:value-type="float" office:value="1.31957070310975" table:style-name="ce1">
            <text:p>1.31957070310975</text:p>
          </table:table-cell>
          <table:table-cell office:value-type="float" office:value="1.3186090174611" table:style-name="ce1">
            <text:p>1.3186090174611</text:p>
          </table:table-cell>
          <table:table-cell office:value-type="float" office:value="1.3102057161238" table:style-name="ce1">
            <text:p>1.3102057161238</text:p>
          </table:table-cell>
          <table:table-cell office:value-type="float" office:value="1.31070848023595" table:style-name="ce1">
            <text:p>1.31070848023595</text:p>
          </table:table-cell>
          <table:table-cell office:value-type="float" office:value="1.31961191421322" table:style-name="ce1">
            <text:p>1.31961191421322</text:p>
          </table:table-cell>
          <table:table-cell office:value-type="float" office:value="1.32057897002697" table:style-name="ce1">
            <text:p>1.32057897002697</text:p>
          </table:table-cell>
          <table:table-cell office:value-type="float" office:value="1.32308175436181" table:style-name="ce1">
            <text:p>1.32308175436181</text:p>
          </table:table-cell>
          <table:table-cell office:value-type="float" office:value="1.31383840321006" table:style-name="ce1">
            <text:p>1.31383840321006</text:p>
          </table:table-cell>
          <table:table-cell office:value-type="float" office:value="1.31359672257754" table:style-name="ce1">
            <text:p>1.31359672257754</text:p>
          </table:table-cell>
          <table:table-cell office:value-type="float" office:value="1.31957070310975" table:style-name="ce1">
            <text:p>1.31957070310975</text:p>
          </table:table-cell>
          <table:table-cell office:value-type="float" office:value="1.3186090174611" table:style-name="ce1">
            <text:p>1.3186090174611</text:p>
          </table:table-cell>
          <table:table-cell office:value-type="float" office:value="1.3102057161238" table:style-name="ce1">
            <text:p>1.3102057161238</text:p>
          </table:table-cell>
          <table:table-cell office:value-type="float" office:value="1.31070848023595" table:style-name="ce1">
            <text:p>1.31070848023595</text:p>
          </table:table-cell>
          <table:table-cell office:value-type="float" office:value="1.31961191421322" table:style-name="ce1">
            <text:p>1.31961191421322</text:p>
          </table:table-cell>
          <table:table-cell office:value-type="float" office:value="1.32057897002697" table:style-name="ce1">
            <text:p>1.32057897002697</text:p>
          </table:table-cell>
          <table:table-cell office:value-type="float" office:value="1.32308175436181" table:style-name="ce1">
            <text:p>1.32308175436181</text:p>
          </table:table-cell>
          <table:table-cell office:value-type="float" office:value="1.31383840321006" table:style-name="ce1">
            <text:p>1.31383840321006</text:p>
          </table:table-cell>
          <table:table-cell office:value-type="float" office:value="1.31359672257754" table:style-name="ce1">
            <text:p>1.31359672257754</text:p>
          </table:table-cell>
          <table:table-cell office:value-type="float" office:value="1.31957070310975" table:style-name="ce1">
            <text:p>1.31957070310975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  <table:table-cell office:value-type="float" office:value="1.31680413390453" table:style-name="ce1">
            <text:p>1.3168041339045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25512977955212" table:style-name="ce1">
            <text:p>1.25512977955212</text:p>
          </table:table-cell>
          <table:table-cell office:value-type="float" office:value="1.23428225902217" table:style-name="ce1">
            <text:p>1.23428225902217</text:p>
          </table:table-cell>
          <table:table-cell office:value-type="float" office:value="1.23361391408368" table:style-name="ce1">
            <text:p>1.23361391408368</text:p>
          </table:table-cell>
          <table:table-cell office:value-type="float" office:value="1.23929670253536" table:style-name="ce1">
            <text:p>1.23929670253536</text:p>
          </table:table-cell>
          <table:table-cell office:value-type="float" office:value="1.23658160065674" table:style-name="ce1">
            <text:p>1.23658160065674</text:p>
          </table:table-cell>
          <table:table-cell office:value-type="float" office:value="1.23083911779536" table:style-name="ce1">
            <text:p>1.23083911779536</text:p>
          </table:table-cell>
          <table:table-cell office:value-type="float" office:value="1.22584252651304" table:style-name="ce1">
            <text:p>1.22584252651304</text:p>
          </table:table-cell>
          <table:table-cell office:value-type="float" office:value="1.23994124402039" table:style-name="ce1">
            <text:p>1.23994124402039</text:p>
          </table:table-cell>
          <table:table-cell office:value-type="float" office:value="1.24636889719948" table:style-name="ce1">
            <text:p>1.24636889719948</text:p>
          </table:table-cell>
          <table:table-cell office:value-type="float" office:value="1.25512977955212" table:style-name="ce1">
            <text:p>1.25512977955212</text:p>
          </table:table-cell>
          <table:table-cell office:value-type="float" office:value="1.23428225902217" table:style-name="ce1">
            <text:p>1.23428225902217</text:p>
          </table:table-cell>
          <table:table-cell office:value-type="float" office:value="1.23361391408368" table:style-name="ce1">
            <text:p>1.23361391408368</text:p>
          </table:table-cell>
          <table:table-cell office:value-type="float" office:value="1.23929670253536" table:style-name="ce1">
            <text:p>1.23929670253536</text:p>
          </table:table-cell>
          <table:table-cell office:value-type="float" office:value="1.23658160065674" table:style-name="ce1">
            <text:p>1.23658160065674</text:p>
          </table:table-cell>
          <table:table-cell office:value-type="float" office:value="1.23083911779536" table:style-name="ce1">
            <text:p>1.23083911779536</text:p>
          </table:table-cell>
          <table:table-cell office:value-type="float" office:value="1.22584252651304" table:style-name="ce1">
            <text:p>1.22584252651304</text:p>
          </table:table-cell>
          <table:table-cell office:value-type="float" office:value="1.23994124402039" table:style-name="ce1">
            <text:p>1.23994124402039</text:p>
          </table:table-cell>
          <table:table-cell office:value-type="float" office:value="1.24636889719948" table:style-name="ce1">
            <text:p>1.24636889719948</text:p>
          </table:table-cell>
          <table:table-cell office:value-type="float" office:value="1.25512977955212" table:style-name="ce1">
            <text:p>1.25512977955212</text:p>
          </table:table-cell>
          <table:table-cell office:value-type="float" office:value="1.23428225902217" table:style-name="ce1">
            <text:p>1.23428225902217</text:p>
          </table:table-cell>
          <table:table-cell office:value-type="float" office:value="1.23361391408368" table:style-name="ce1">
            <text:p>1.23361391408368</text:p>
          </table:table-cell>
          <table:table-cell office:value-type="float" office:value="1.23929670253536" table:style-name="ce1">
            <text:p>1.23929670253536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  <table:table-cell office:value-type="float" office:value="1.23845976081591" table:style-name="ce1">
            <text:p>1.238459760815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65588452023866" table:style-name="ce1">
            <text:p>1.65588452023866</text:p>
          </table:table-cell>
          <table:table-cell office:value-type="float" office:value="1.59811054909963" table:style-name="ce1">
            <text:p>1.59811054909963</text:p>
          </table:table-cell>
          <table:table-cell office:value-type="float" office:value="1.58453665998976" table:style-name="ce1">
            <text:p>1.58453665998976</text:p>
          </table:table-cell>
          <table:table-cell office:value-type="float" office:value="1.63929494296421" table:style-name="ce1">
            <text:p>1.63929494296421</text:p>
          </table:table-cell>
          <table:table-cell office:value-type="float" office:value="1.61817554502788" table:style-name="ce1">
            <text:p>1.61817554502788</text:p>
          </table:table-cell>
          <table:table-cell office:value-type="float" office:value="1.58908227547166" table:style-name="ce1">
            <text:p>1.58908227547166</text:p>
          </table:table-cell>
          <table:table-cell office:value-type="float" office:value="1.59809316570296" table:style-name="ce1">
            <text:p>1.59809316570296</text:p>
          </table:table-cell>
          <table:table-cell office:value-type="float" office:value="1.62762274595572" table:style-name="ce1">
            <text:p>1.62762274595572</text:p>
          </table:table-cell>
          <table:table-cell office:value-type="float" office:value="1.63649090697626" table:style-name="ce1">
            <text:p>1.63649090697626</text:p>
          </table:table-cell>
          <table:table-cell office:value-type="float" office:value="1.65588452023866" table:style-name="ce1">
            <text:p>1.65588452023866</text:p>
          </table:table-cell>
          <table:table-cell office:value-type="float" office:value="1.59811054909963" table:style-name="ce1">
            <text:p>1.59811054909963</text:p>
          </table:table-cell>
          <table:table-cell office:value-type="float" office:value="1.58453665998976" table:style-name="ce1">
            <text:p>1.58453665998976</text:p>
          </table:table-cell>
          <table:table-cell office:value-type="float" office:value="1.63929494296421" table:style-name="ce1">
            <text:p>1.63929494296421</text:p>
          </table:table-cell>
          <table:table-cell office:value-type="float" office:value="1.61817554502788" table:style-name="ce1">
            <text:p>1.61817554502788</text:p>
          </table:table-cell>
          <table:table-cell office:value-type="float" office:value="1.58908227547166" table:style-name="ce1">
            <text:p>1.58908227547166</text:p>
          </table:table-cell>
          <table:table-cell office:value-type="float" office:value="1.59809316570296" table:style-name="ce1">
            <text:p>1.59809316570296</text:p>
          </table:table-cell>
          <table:table-cell office:value-type="float" office:value="1.62762274595572" table:style-name="ce1">
            <text:p>1.62762274595572</text:p>
          </table:table-cell>
          <table:table-cell office:value-type="float" office:value="1.63649090697626" table:style-name="ce1">
            <text:p>1.63649090697626</text:p>
          </table:table-cell>
          <table:table-cell office:value-type="float" office:value="1.65588452023866" table:style-name="ce1">
            <text:p>1.65588452023866</text:p>
          </table:table-cell>
          <table:table-cell office:value-type="float" office:value="1.59811054909963" table:style-name="ce1">
            <text:p>1.59811054909963</text:p>
          </table:table-cell>
          <table:table-cell office:value-type="float" office:value="1.58453665998976" table:style-name="ce1">
            <text:p>1.58453665998976</text:p>
          </table:table-cell>
          <table:table-cell office:value-type="float" office:value="1.63929494296421" table:style-name="ce1">
            <text:p>1.63929494296421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  <table:table-cell office:value-type="float" office:value="1.6169276952339" table:style-name="ce1">
            <text:p>1.6169276952339</text:p>
          </table:table-cell>
        </table:table-row>
      </table:table>
      <table:table table:name="J_Lanna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calib_data_Lanna[[13]]" table:style-name="ce1">
            <text:p>calib_data_Lanna[[13]]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8" table:style-name="ce1">
            <text:p>8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